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598" calcext:value-type="float">
            <text:p>33.598</text:p>
          </table:table-cell>
          <table:table-cell office:value-type="float" office:value="0.457003" calcext:value-type="float">
            <text:p>0.457003</text:p>
          </table:table-cell>
          <table:table-cell office:value-type="float" office:value="13.135" calcext:value-type="float">
            <text:p>13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664" calcext:value-type="float">
            <text:p>28.664</text:p>
          </table:table-cell>
          <table:table-cell office:value-type="float" office:value="0.670603" calcext:value-type="float">
            <text:p>0.670603</text:p>
          </table:table-cell>
          <table:table-cell office:value-type="float" office:value="14.51" calcext:value-type="float">
            <text:p>1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05" calcext:value-type="float">
            <text:p>29.505</text:p>
          </table:table-cell>
          <table:table-cell office:value-type="float" office:value="0.916824" calcext:value-type="float">
            <text:p>0.916824</text:p>
          </table:table-cell>
          <table:table-cell office:value-type="float" office:value="14.4275" calcext:value-type="float">
            <text:p>14.4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38" calcext:value-type="float">
            <text:p>30.538</text:p>
          </table:table-cell>
          <table:table-cell office:value-type="float" office:value="1.16305" calcext:value-type="float">
            <text:p>1.16305</text:p>
          </table:table-cell>
          <table:table-cell office:value-type="float" office:value="14.2725" calcext:value-type="float">
            <text:p>14.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084" calcext:value-type="float">
            <text:p>30.084</text:p>
          </table:table-cell>
          <table:table-cell office:value-type="float" office:value="1.44255" calcext:value-type="float">
            <text:p>1.44255</text:p>
          </table:table-cell>
          <table:table-cell office:value-type="float" office:value="15.39" calcext:value-type="float">
            <text:p>1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.047" calcext:value-type="float">
            <text:p>31.047</text:p>
          </table:table-cell>
          <table:table-cell office:value-type="float" office:value="1.69995" calcext:value-type="float">
            <text:p>1.69995</text:p>
          </table:table-cell>
          <table:table-cell office:value-type="float" office:value="15.385" calcext:value-type="float">
            <text:p>15.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662" calcext:value-type="float">
            <text:p>32.662</text:p>
          </table:table-cell>
          <table:table-cell office:value-type="float" office:value="1.94385" calcext:value-type="float">
            <text:p>1.94385</text:p>
          </table:table-cell>
          <table:table-cell office:value-type="float" office:value="15.3825" calcext:value-type="float">
            <text:p>15.3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737" calcext:value-type="float">
            <text:p>33.737</text:p>
          </table:table-cell>
          <table:table-cell office:value-type="float" office:value="2.16817" calcext:value-type="float">
            <text:p>2.16817</text:p>
          </table:table-cell>
          <table:table-cell office:value-type="float" office:value="15.365" calcext:value-type="float">
            <text:p>15.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.534" calcext:value-type="float">
            <text:p>31.534</text:p>
          </table:table-cell>
          <table:table-cell office:value-type="float" office:value="2.41817" calcext:value-type="float">
            <text:p>2.41817</text:p>
          </table:table-cell>
          <table:table-cell office:value-type="float" office:value="15.365" calcext:value-type="float">
            <text:p>15.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242" calcext:value-type="float">
            <text:p>30.242</text:p>
          </table:table-cell>
          <table:table-cell office:value-type="float" office:value="2.66817" calcext:value-type="float">
            <text:p>2.66817</text:p>
          </table:table-cell>
          <table:table-cell office:value-type="float" office:value="15.3625" calcext:value-type="float">
            <text:p>15.3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.196" calcext:value-type="float">
            <text:p>32.196</text:p>
          </table:table-cell>
          <table:table-cell office:value-type="float" office:value="2.91817" calcext:value-type="float">
            <text:p>2.91817</text:p>
          </table:table-cell>
          <table:table-cell office:value-type="float" office:value="15.3625" calcext:value-type="float">
            <text:p>15.3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717" calcext:value-type="float">
            <text:p>34.717</text:p>
          </table:table-cell>
          <table:table-cell office:value-type="float" office:value="3.16817" calcext:value-type="float">
            <text:p>3.16817</text:p>
          </table:table-cell>
          <table:table-cell office:value-type="float" office:value="15.3625" calcext:value-type="float">
            <text:p>15.3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486" calcext:value-type="float">
            <text:p>32.486</text:p>
          </table:table-cell>
          <table:table-cell office:value-type="float" office:value="3.41817" calcext:value-type="float">
            <text:p>3.41817</text:p>
          </table:table-cell>
          <table:table-cell office:value-type="float" office:value="15.36" calcext:value-type="float">
            <text:p>15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413" calcext:value-type="float">
            <text:p>34.413</text:p>
          </table:table-cell>
          <table:table-cell office:value-type="float" office:value="3.71817" calcext:value-type="float">
            <text:p>3.71817</text:p>
          </table:table-cell>
          <table:table-cell office:value-type="float" office:value="15.8225" calcext:value-type="float">
            <text:p>15.8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627" calcext:value-type="float">
            <text:p>32.627</text:p>
          </table:table-cell>
          <table:table-cell office:value-type="float" office:value="3.99317" calcext:value-type="float">
            <text:p>3.99317</text:p>
          </table:table-cell>
          <table:table-cell office:value-type="float" office:value="16.645" calcext:value-type="float">
            <text:p>16.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321" calcext:value-type="float">
            <text:p>35.321</text:p>
          </table:table-cell>
          <table:table-cell office:value-type="float" office:value="4.24317" calcext:value-type="float">
            <text:p>4.24317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.561" calcext:value-type="float">
            <text:p>36.561</text:p>
          </table:table-cell>
          <table:table-cell office:value-type="float" office:value="4.44317" calcext:value-type="float">
            <text:p>4.44317</text:p>
          </table:table-cell>
          <table:table-cell office:value-type="float" office:value="16.8275" calcext:value-type="float">
            <text:p>16.8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.326" calcext:value-type="float">
            <text:p>44.326</text:p>
          </table:table-cell>
          <table:table-cell office:value-type="float" office:value="4.78321" calcext:value-type="float">
            <text:p>4.78321</text:p>
          </table:table-cell>
          <table:table-cell office:value-type="float" office:value="17.5725" calcext:value-type="float">
            <text:p>17.5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.943" calcext:value-type="float">
            <text:p>39.943</text:p>
          </table:table-cell>
          <table:table-cell office:value-type="float" office:value="5.06272" calcext:value-type="float">
            <text:p>5.06272</text:p>
          </table:table-cell>
          <table:table-cell office:value-type="float" office:value="18.285" calcext:value-type="float">
            <text:p>18.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045" calcext:value-type="float">
            <text:p>38.045</text:p>
          </table:table-cell>
          <table:table-cell office:value-type="float" office:value="5.41272" calcext:value-type="float">
            <text:p>5.41272</text:p>
          </table:table-cell>
          <table:table-cell office:value-type="float" office:value="19.1125" calcext:value-type="float">
            <text:p>19.1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.484" calcext:value-type="float">
            <text:p>38.484</text:p>
          </table:table-cell>
          <table:table-cell office:value-type="float" office:value="5.71272" calcext:value-type="float">
            <text:p>5.71272</text:p>
          </table:table-cell>
          <table:table-cell office:value-type="float" office:value="19.8525" calcext:value-type="float">
            <text:p>19.8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558" calcext:value-type="float">
            <text:p>44.558</text:p>
          </table:table-cell>
          <table:table-cell office:value-type="float" office:value="6.06272" calcext:value-type="float">
            <text:p>6.06272</text:p>
          </table:table-cell>
          <table:table-cell office:value-type="float" office:value="20.7225" calcext:value-type="float">
            <text:p>20.7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404" calcext:value-type="float">
            <text:p>44.404</text:p>
          </table:table-cell>
          <table:table-cell office:value-type="float" office:value="6.33772" calcext:value-type="float">
            <text:p>6.33772</text:p>
          </table:table-cell>
          <table:table-cell office:value-type="float" office:value="29.1075" calcext:value-type="float">
            <text:p>29.1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.129" calcext:value-type="float">
            <text:p>41.129</text:p>
          </table:table-cell>
          <table:table-cell office:value-type="float" office:value="6.71272" calcext:value-type="float">
            <text:p>6.71272</text:p>
          </table:table-cell>
          <table:table-cell office:value-type="float" office:value="33.7075" calcext:value-type="float">
            <text:p>33.7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592" calcext:value-type="float">
            <text:p>46.592</text:p>
          </table:table-cell>
          <table:table-cell office:value-type="float" office:value="7.06361" calcext:value-type="float">
            <text:p>7.06361</text:p>
          </table:table-cell>
          <table:table-cell office:value-type="float" office:value="35.8675" calcext:value-type="float">
            <text:p>35.8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253" calcext:value-type="float">
            <text:p>50.253</text:p>
          </table:table-cell>
          <table:table-cell office:value-type="float" office:value="7.36361" calcext:value-type="float">
            <text:p>7.36361</text:p>
          </table:table-cell>
          <table:table-cell office:value-type="float" office:value="38.095" calcext:value-type="float">
            <text:p>38.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.054" calcext:value-type="float">
            <text:p>52.054</text:p>
          </table:table-cell>
          <table:table-cell office:value-type="float" office:value="7.67984" calcext:value-type="float">
            <text:p>7.67984</text:p>
          </table:table-cell>
          <table:table-cell office:value-type="float" office:value="39.8375" calcext:value-type="float">
            <text:p>39.8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865" calcext:value-type="float">
            <text:p>49.865</text:p>
          </table:table-cell>
          <table:table-cell office:value-type="float" office:value="7.95935" calcext:value-type="float">
            <text:p>7.95935</text:p>
          </table:table-cell>
          <table:table-cell office:value-type="float" office:value="41.335" calcext:value-type="float">
            <text:p>41.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.29" calcext:value-type="float">
            <text:p>55.29</text:p>
          </table:table-cell>
          <table:table-cell office:value-type="float" office:value="8.23435" calcext:value-type="float">
            <text:p>8.23435</text:p>
          </table:table-cell>
          <table:table-cell office:value-type="float" office:value="52.19" calcext:value-type="float">
            <text:p>52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.427" calcext:value-type="float">
            <text:p>51.427</text:p>
          </table:table-cell>
          <table:table-cell office:value-type="float" office:value="8.50935" calcext:value-type="float">
            <text:p>8.50935</text:p>
          </table:table-cell>
          <table:table-cell office:value-type="float" office:value="56.065" calcext:value-type="float">
            <text:p>56.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.66" calcext:value-type="float">
            <text:p>48.66</text:p>
          </table:table-cell>
          <table:table-cell office:value-type="float" office:value="8.80935" calcext:value-type="float">
            <text:p>8.80935</text:p>
          </table:table-cell>
          <table:table-cell office:value-type="float" office:value="58.895" calcext:value-type="float">
            <text:p>58.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.813" calcext:value-type="float">
            <text:p>52.813</text:p>
          </table:table-cell>
          <table:table-cell office:value-type="float" office:value="9.05935" calcext:value-type="float">
            <text:p>9.05935</text:p>
          </table:table-cell>
          <table:table-cell office:value-type="float" office:value="60.525" calcext:value-type="float">
            <text:p>60.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.54" calcext:value-type="float">
            <text:p>57.54</text:p>
          </table:table-cell>
          <table:table-cell office:value-type="float" office:value="9.36142" calcext:value-type="float">
            <text:p>9.36142</text:p>
          </table:table-cell>
          <table:table-cell office:value-type="float" office:value="61.665" calcext:value-type="float">
            <text:p>61.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.331" calcext:value-type="float">
            <text:p>62.331</text:p>
          </table:table-cell>
          <table:table-cell office:value-type="float" office:value="9.61142" calcext:value-type="float">
            <text:p>9.61142</text:p>
          </table:table-cell>
          <table:table-cell office:value-type="float" office:value="62.7725" calcext:value-type="float">
            <text:p>62.7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.446" calcext:value-type="float">
            <text:p>55.446</text:p>
          </table:table-cell>
          <table:table-cell office:value-type="float" office:value="9.91142" calcext:value-type="float">
            <text:p>9.91142</text:p>
          </table:table-cell>
          <table:table-cell office:value-type="float" office:value="63.46" calcext:value-type="float">
            <text:p>63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.293" calcext:value-type="float">
            <text:p>54.293</text:p>
          </table:table-cell>
          <table:table-cell office:value-type="float" office:value="10.1614" calcext:value-type="float">
            <text:p>10.1614</text:p>
          </table:table-cell>
          <table:table-cell office:value-type="float" office:value="63.31" calcext:value-type="float">
            <text:p>63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.19" calcext:value-type="float">
            <text:p>54.19</text:p>
          </table:table-cell>
          <table:table-cell office:value-type="float" office:value="10.4114" calcext:value-type="float">
            <text:p>10.4114</text:p>
          </table:table-cell>
          <table:table-cell office:value-type="float" office:value="63.315" calcext:value-type="float">
            <text:p>63.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066" calcext:value-type="float">
            <text:p>52.066</text:p>
          </table:table-cell>
          <table:table-cell office:value-type="float" office:value="10.6614" calcext:value-type="float">
            <text:p>10.6614</text:p>
          </table:table-cell>
          <table:table-cell office:value-type="float" office:value="63.31" calcext:value-type="float">
            <text:p>63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826" calcext:value-type="float">
            <text:p>55.826</text:p>
          </table:table-cell>
          <table:table-cell office:value-type="float" office:value="10.9272" calcext:value-type="float">
            <text:p>10.9272</text:p>
          </table:table-cell>
          <table:table-cell office:value-type="float" office:value="63.2925" calcext:value-type="float">
            <text:p>63.2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154" calcext:value-type="float">
            <text:p>53.154</text:p>
          </table:table-cell>
          <table:table-cell office:value-type="float" office:value="11.1734" calcext:value-type="float">
            <text:p>11.1734</text:p>
          </table:table-cell>
          <table:table-cell office:value-type="float" office:value="63.305" calcext:value-type="float">
            <text:p>63.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.406" calcext:value-type="float">
            <text:p>52.406</text:p>
          </table:table-cell>
          <table:table-cell office:value-type="float" office:value="11.3411" calcext:value-type="float">
            <text:p>11.3411</text:p>
          </table:table-cell>
          <table:table-cell office:value-type="float" office:value="63.3025" calcext:value-type="float">
            <text:p>63.3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.847" calcext:value-type="float">
            <text:p>59.847</text:p>
          </table:table-cell>
          <table:table-cell office:value-type="float" office:value="11.6907" calcext:value-type="float">
            <text:p>11.6907</text:p>
          </table:table-cell>
          <table:table-cell office:value-type="float" office:value="63.7525" calcext:value-type="float">
            <text:p>63.7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127" calcext:value-type="float">
            <text:p>55.127</text:p>
          </table:table-cell>
          <table:table-cell office:value-type="float" office:value="11.941" calcext:value-type="float">
            <text:p>11.941</text:p>
          </table:table-cell>
          <table:table-cell office:value-type="float" office:value="63.75" calcext:value-type="float">
            <text:p>63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.578" calcext:value-type="float">
            <text:p>55.578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.326" calcext:value-type="float">
            <text:p>55.326</text:p>
          </table:table-cell>
          <table:table-cell office:value-type="float" office:value="12.5236" calcext:value-type="float">
            <text:p>12.5236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.45" calcext:value-type="float">
            <text:p>85.45</text:p>
          </table:table-cell>
          <table:table-cell office:value-type="float" office:value="12.7986" calcext:value-type="float">
            <text:p>12.7986</text:p>
          </table:table-cell>
          <table:table-cell office:value-type="float" office:value="63.715" calcext:value-type="float">
            <text:p>63.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.811" calcext:value-type="float">
            <text:p>58.811</text:p>
          </table:table-cell>
          <table:table-cell office:value-type="float" office:value="12.9586" calcext:value-type="float">
            <text:p>12.9586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455" calcext:value-type="float">
            <text:p>62.455</text:p>
          </table:table-cell>
          <table:table-cell office:value-type="float" office:value="13.2788" calcext:value-type="float">
            <text:p>13.2788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.671" calcext:value-type="float">
            <text:p>66.671</text:p>
          </table:table-cell>
          <table:table-cell office:value-type="float" office:value="13.595" calcext:value-type="float">
            <text:p>13.595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.164" calcext:value-type="float">
            <text:p>54.164</text:p>
          </table:table-cell>
          <table:table-cell office:value-type="float" office:value="13.85" calcext:value-type="float">
            <text:p>13.85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266" calcext:value-type="float">
            <text:p>53.266</text:p>
          </table:table-cell>
          <table:table-cell office:value-type="float" office:value="14.1426" calcext:value-type="float">
            <text:p>14.1426</text:p>
          </table:table-cell>
          <table:table-cell office:value-type="float" office:value="63.73" calcext:value-type="float">
            <text:p>63.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.75" calcext:value-type="float">
            <text:p>78.75</text:p>
          </table:table-cell>
          <table:table-cell office:value-type="float" office:value="14.3676" calcext:value-type="float">
            <text:p>14.3676</text:p>
          </table:table-cell>
          <table:table-cell office:value-type="float" office:value="63.7275" calcext:value-type="float">
            <text:p>63.7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.428" calcext:value-type="float">
            <text:p>68.428</text:p>
          </table:table-cell>
          <table:table-cell office:value-type="float" office:value="14.5738" calcext:value-type="float">
            <text:p>14.5738</text:p>
          </table:table-cell>
          <table:table-cell office:value-type="float" office:value="64.4225" calcext:value-type="float">
            <text:p>64.4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.129" calcext:value-type="float">
            <text:p>52.129</text:p>
          </table:table-cell>
          <table:table-cell office:value-type="float" office:value="14.8939" calcext:value-type="float">
            <text:p>14.8939</text:p>
          </table:table-cell>
          <table:table-cell office:value-type="float" office:value="65.14" calcext:value-type="float">
            <text:p>65.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.114" calcext:value-type="float">
            <text:p>56.114</text:p>
          </table:table-cell>
          <table:table-cell office:value-type="float" office:value="15.2697" calcext:value-type="float">
            <text:p>15.2697</text:p>
          </table:table-cell>
          <table:table-cell office:value-type="float" office:value="65.72" calcext:value-type="float">
            <text:p>65.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.704" calcext:value-type="float">
            <text:p>55.704</text:p>
          </table:table-cell>
          <table:table-cell office:value-type="float" office:value="15.5197" calcext:value-type="float">
            <text:p>15.5197</text:p>
          </table:table-cell>
          <table:table-cell office:value-type="float" office:value="66.3225" calcext:value-type="float">
            <text:p>66.3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795" calcext:value-type="float">
            <text:p>57.795</text:p>
          </table:table-cell>
          <table:table-cell office:value-type="float" office:value="15.836" calcext:value-type="float">
            <text:p>15.836</text:p>
          </table:table-cell>
          <table:table-cell office:value-type="float" office:value="66.695" calcext:value-type="float">
            <text:p>66.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734" calcext:value-type="float">
            <text:p>57.734</text:p>
          </table:table-cell>
          <table:table-cell office:value-type="float" office:value="16.1401" calcext:value-type="float">
            <text:p>16.1401</text:p>
          </table:table-cell>
          <table:table-cell office:value-type="float" office:value="66.69" calcext:value-type="float">
            <text:p>66.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.291" calcext:value-type="float">
            <text:p>65.291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67.1725" calcext:value-type="float">
            <text:p>67.17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865" calcext:value-type="float">
            <text:p>60.865</text:p>
          </table:table-cell>
          <table:table-cell office:value-type="float" office:value="16.6901" calcext:value-type="float">
            <text:p>16.6901</text:p>
          </table:table-cell>
          <table:table-cell office:value-type="float" office:value="67.1575" calcext:value-type="float">
            <text:p>67.1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.978" calcext:value-type="float">
            <text:p>67.978</text:p>
          </table:table-cell>
          <table:table-cell office:value-type="float" office:value="16.9901" calcext:value-type="float">
            <text:p>16.9901</text:p>
          </table:table-cell>
          <table:table-cell office:value-type="float" office:value="67.57" calcext:value-type="float">
            <text:p>67.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.326" calcext:value-type="float">
            <text:p>60.326</text:p>
          </table:table-cell>
          <table:table-cell office:value-type="float" office:value="17.2901" calcext:value-type="float">
            <text:p>17.2901</text:p>
          </table:table-cell>
          <table:table-cell office:value-type="float" office:value="67.5575" calcext:value-type="float">
            <text:p>67.5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.001" calcext:value-type="float">
            <text:p>68.001</text:p>
          </table:table-cell>
          <table:table-cell office:value-type="float" office:value="17.4963" calcext:value-type="float">
            <text:p>17.4963</text:p>
          </table:table-cell>
          <table:table-cell office:value-type="float" office:value="68.0075" calcext:value-type="float">
            <text:p>68.0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.777" calcext:value-type="float">
            <text:p>65.777</text:p>
          </table:table-cell>
          <table:table-cell office:value-type="float" office:value="17.7463" calcext:value-type="float">
            <text:p>17.7463</text:p>
          </table:table-cell>
          <table:table-cell office:value-type="float" office:value="68.0025" calcext:value-type="float">
            <text:p>68.0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.163" calcext:value-type="float">
            <text:p>82.163</text:p>
          </table:table-cell>
          <table:table-cell office:value-type="float" office:value="17.9463" calcext:value-type="float">
            <text:p>17.946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.261" calcext:value-type="float">
            <text:p>56.261</text:p>
          </table:table-cell>
          <table:table-cell office:value-type="float" office:value="18.3279" calcext:value-type="float">
            <text:p>18.3279</text:p>
          </table:table-cell>
          <table:table-cell office:value-type="float" office:value="69.0325" calcext:value-type="float">
            <text:p>69.0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.323" calcext:value-type="float">
            <text:p>61.323</text:p>
          </table:table-cell>
          <table:table-cell office:value-type="float" office:value="18.632" calcext:value-type="float">
            <text:p>18.632</text:p>
          </table:table-cell>
          <table:table-cell office:value-type="float" office:value="69.03" calcext:value-type="float">
            <text:p>69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.019" calcext:value-type="float">
            <text:p>66.019</text:p>
          </table:table-cell>
          <table:table-cell office:value-type="float" office:value="18.882" calcext:value-type="float">
            <text:p>18.882</text:p>
          </table:table-cell>
          <table:table-cell office:value-type="float" office:value="69.0275" calcext:value-type="float">
            <text:p>69.0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.473" calcext:value-type="float">
            <text:p>58.473</text:p>
          </table:table-cell>
          <table:table-cell office:value-type="float" office:value="19.207" calcext:value-type="float">
            <text:p>19.207</text:p>
          </table:table-cell>
          <table:table-cell office:value-type="float" office:value="72.83" calcext:value-type="float">
            <text:p>72.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185" calcext:value-type="float">
            <text:p>57.185</text:p>
          </table:table-cell>
          <table:table-cell office:value-type="float" office:value="19.482" calcext:value-type="float">
            <text:p>19.482</text:p>
          </table:table-cell>
          <table:table-cell office:value-type="float" office:value="72.8275" calcext:value-type="float">
            <text:p>72.8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.282" calcext:value-type="float">
            <text:p>65.282</text:p>
          </table:table-cell>
          <table:table-cell office:value-type="float" office:value="19.782" calcext:value-type="float">
            <text:p>19.782</text:p>
          </table:table-cell>
          <table:table-cell office:value-type="float" office:value="73.3475" calcext:value-type="float">
            <text:p>73.3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.449" calcext:value-type="float">
            <text:p>59.449</text:p>
          </table:table-cell>
          <table:table-cell office:value-type="float" office:value="19.9956" calcext:value-type="float">
            <text:p>19.9956</text:p>
          </table:table-cell>
          <table:table-cell office:value-type="float" office:value="73.3475" calcext:value-type="float">
            <text:p>73.3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.807" calcext:value-type="float">
            <text:p>61.807</text:p>
          </table:table-cell>
          <table:table-cell office:value-type="float" office:value="20.2456" calcext:value-type="float">
            <text:p>20.2456</text:p>
          </table:table-cell>
          <table:table-cell office:value-type="float" office:value="76.295" calcext:value-type="float">
            <text:p>76.2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.98" calcext:value-type="float">
            <text:p>64.98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77.285" calcext:value-type="float">
            <text:p>77.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.57" calcext:value-type="float">
            <text:p>70.57</text:p>
          </table:table-cell>
          <table:table-cell office:value-type="float" office:value="20.7456" calcext:value-type="float">
            <text:p>20.7456</text:p>
          </table:table-cell>
          <table:table-cell office:value-type="float" office:value="77.6" calcext:value-type="float">
            <text:p>77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.255" calcext:value-type="float">
            <text:p>66.255</text:p>
          </table:table-cell>
          <table:table-cell office:value-type="float" office:value="21.0456" calcext:value-type="float">
            <text:p>21.0456</text:p>
          </table:table-cell>
          <table:table-cell office:value-type="float" office:value="77.82" calcext:value-type="float">
            <text:p>77.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.482" calcext:value-type="float">
            <text:p>63.482</text:p>
          </table:table-cell>
          <table:table-cell office:value-type="float" office:value="21.2956" calcext:value-type="float">
            <text:p>21.2956</text:p>
          </table:table-cell>
          <table:table-cell office:value-type="float" office:value="78.9125" calcext:value-type="float">
            <text:p>78.9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.697" calcext:value-type="float">
            <text:p>65.697</text:p>
          </table:table-cell>
          <table:table-cell office:value-type="float" office:value="21.6206" calcext:value-type="float">
            <text:p>21.6206</text:p>
          </table:table-cell>
          <table:table-cell office:value-type="float" office:value="79.1075" calcext:value-type="float">
            <text:p>79.1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.031" calcext:value-type="float">
            <text:p>64.031</text:p>
          </table:table-cell>
          <table:table-cell office:value-type="float" office:value="21.9715" calcext:value-type="float">
            <text:p>21.9715</text:p>
          </table:table-cell>
          <table:table-cell office:value-type="float" office:value="79.9575" calcext:value-type="float">
            <text:p>79.9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.554" calcext:value-type="float">
            <text:p>64.554</text:p>
          </table:table-cell>
          <table:table-cell office:value-type="float" office:value="22.1951" calcext:value-type="float">
            <text:p>22.1951</text:p>
          </table:table-cell>
          <table:table-cell office:value-type="float" office:value="80.065" calcext:value-type="float">
            <text:p>80.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.429" calcext:value-type="float">
            <text:p>78.429</text:p>
          </table:table-cell>
          <table:table-cell office:value-type="float" office:value="22.4451" calcext:value-type="float">
            <text:p>22.4451</text:p>
          </table:table-cell>
          <table:table-cell office:value-type="float" office:value="80.2175" calcext:value-type="float">
            <text:p>80.2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.507" calcext:value-type="float">
            <text:p>76.507</text:p>
          </table:table-cell>
          <table:table-cell office:value-type="float" office:value="22.6451" calcext:value-type="float">
            <text:p>22.6451</text:p>
          </table:table-cell>
          <table:table-cell office:value-type="float" office:value="80.2025" calcext:value-type="float">
            <text:p>80.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.045" calcext:value-type="float">
            <text:p>68.045</text:p>
          </table:table-cell>
          <table:table-cell office:value-type="float" office:value="22.9633" calcext:value-type="float">
            <text:p>22.9633</text:p>
          </table:table-cell>
          <table:table-cell office:value-type="float" office:value="81.5825" calcext:value-type="float">
            <text:p>81.58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.413" calcext:value-type="float">
            <text:p>66.413</text:p>
          </table:table-cell>
          <table:table-cell office:value-type="float" office:value="23.2795" calcext:value-type="float">
            <text:p>23.2795</text:p>
          </table:table-cell>
          <table:table-cell office:value-type="float" office:value="81.87" calcext:value-type="float">
            <text:p>81.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.133" calcext:value-type="float">
            <text:p>67.133</text:p>
          </table:table-cell>
          <table:table-cell office:value-type="float" office:value="23.5295" calcext:value-type="float">
            <text:p>23.5295</text:p>
          </table:table-cell>
          <table:table-cell office:value-type="float" office:value="81.6425" calcext:value-type="float">
            <text:p>81.6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.28" calcext:value-type="float">
            <text:p>94.28</text:p>
          </table:table-cell>
          <table:table-cell office:value-type="float" office:value="23.8795" calcext:value-type="float">
            <text:p>23.8795</text:p>
          </table:table-cell>
          <table:table-cell office:value-type="float" office:value="82.58" calcext:value-type="float">
            <text:p>82.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5.307" calcext:value-type="float">
            <text:p>75.307</text:p>
          </table:table-cell>
          <table:table-cell office:value-type="float" office:value="24.1795" calcext:value-type="float">
            <text:p>24.1795</text:p>
          </table:table-cell>
          <table:table-cell office:value-type="float" office:value="82.1675" calcext:value-type="float">
            <text:p>82.1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.09" calcext:value-type="float">
            <text:p>95.09</text:p>
          </table:table-cell>
          <table:table-cell office:value-type="float" office:value="24.4295" calcext:value-type="float">
            <text:p>24.4295</text:p>
          </table:table-cell>
          <table:table-cell office:value-type="float" office:value="82.3975" calcext:value-type="float">
            <text:p>82.3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.756" calcext:value-type="float">
            <text:p>68.756</text:p>
          </table:table-cell>
          <table:table-cell office:value-type="float" office:value="24.6795" calcext:value-type="float">
            <text:p>24.6795</text:p>
          </table:table-cell>
          <table:table-cell office:value-type="float" office:value="83.5125" calcext:value-type="float">
            <text:p>83.5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233" calcext:value-type="float">
            <text:p>70.233</text:p>
          </table:table-cell>
          <table:table-cell office:value-type="float" office:value="25.0295" calcext:value-type="float">
            <text:p>25.0295</text:p>
          </table:table-cell>
          <table:table-cell office:value-type="float" office:value="83.3175" calcext:value-type="float">
            <text:p>83.3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.087" calcext:value-type="float">
            <text:p>75.087</text:p>
          </table:table-cell>
          <table:table-cell office:value-type="float" office:value="25.2795" calcext:value-type="float">
            <text:p>25.2795</text:p>
          </table:table-cell>
          <table:table-cell office:value-type="float" office:value="83.4725" calcext:value-type="float">
            <text:p>83.47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.471" calcext:value-type="float">
            <text:p>66.471</text:p>
          </table:table-cell>
          <table:table-cell office:value-type="float" office:value="25.5888" calcext:value-type="float">
            <text:p>25.5888</text:p>
          </table:table-cell>
          <table:table-cell office:value-type="float" office:value="83.465" calcext:value-type="float">
            <text:p>83.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.243" calcext:value-type="float">
            <text:p>76.243</text:p>
          </table:table-cell>
          <table:table-cell office:value-type="float" office:value="25.8498" calcext:value-type="float">
            <text:p>25.8498</text:p>
          </table:table-cell>
          <table:table-cell office:value-type="float" office:value="83.8275" calcext:value-type="float">
            <text:p>83.8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.687" calcext:value-type="float">
            <text:p>65.687</text:p>
          </table:table-cell>
          <table:table-cell office:value-type="float" office:value="26.1998" calcext:value-type="float">
            <text:p>26.1998</text:p>
          </table:table-cell>
          <table:table-cell office:value-type="float" office:value="83.83" calcext:value-type="float">
            <text:p>83.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.102" calcext:value-type="float">
            <text:p>64.102</text:p>
          </table:table-cell>
          <table:table-cell office:value-type="float" office:value="26.5498" calcext:value-type="float">
            <text:p>26.5498</text:p>
          </table:table-cell>
          <table:table-cell office:value-type="float" office:value="83.82" calcext:value-type="float">
            <text:p>83.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.422" calcext:value-type="float">
            <text:p>76.422</text:p>
          </table:table-cell>
          <table:table-cell office:value-type="float" office:value="26.8498" calcext:value-type="float">
            <text:p>26.8498</text:p>
          </table:table-cell>
          <table:table-cell office:value-type="float" office:value="83.8275" calcext:value-type="float">
            <text:p>83.8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.434" calcext:value-type="float">
            <text:p>99.434</text:p>
          </table:table-cell>
          <table:table-cell office:value-type="float" office:value="27.0513" calcext:value-type="float">
            <text:p>27.0513</text:p>
          </table:table-cell>
          <table:table-cell office:value-type="float" office:value="83.815" calcext:value-type="float">
            <text:p>83.8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.13" calcext:value-type="float">
            <text:p>64.13</text:p>
          </table:table-cell>
          <table:table-cell office:value-type="float" office:value="27.3342" calcext:value-type="float">
            <text:p>27.3342</text:p>
          </table:table-cell>
          <table:table-cell office:value-type="float" office:value="84.235" calcext:value-type="float">
            <text:p>84.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.198" calcext:value-type="float">
            <text:p>64.198</text:p>
          </table:table-cell>
          <table:table-cell office:value-type="float" office:value="27.6921" calcext:value-type="float">
            <text:p>27.69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.22" calcext:value-type="float">
            <text:p>98.22</text:p>
          </table:table-cell>
          <table:table-cell office:value-type="float" office:value="28.0421" calcext:value-type="float">
            <text:p>28.04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.538" calcext:value-type="float">
            <text:p>64.538</text:p>
          </table:table-cell>
          <table:table-cell office:value-type="float" office:value="28.4421" calcext:value-type="float">
            <text:p>28.44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.111" calcext:value-type="float">
            <text:p>93.111</text:p>
          </table:table-cell>
          <table:table-cell office:value-type="float" office:value="28.6921" calcext:value-type="float">
            <text:p>28.69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.026" calcext:value-type="float">
            <text:p>67.026</text:p>
          </table:table-cell>
          <table:table-cell office:value-type="float" office:value="29.0421" calcext:value-type="float">
            <text:p>29.0421</text:p>
          </table:table-cell>
          <table:table-cell office:value-type="float" office:value="84.21" calcext:value-type="float">
            <text:p>84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6.449" calcext:value-type="float">
            <text:p>66.449</text:p>
          </table:table-cell>
          <table:table-cell office:value-type="float" office:value="29.2557" calcext:value-type="float">
            <text:p>29.2557</text:p>
          </table:table-cell>
          <table:table-cell office:value-type="float" office:value="84.015" calcext:value-type="float">
            <text:p>84.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9.036" calcext:value-type="float">
            <text:p>69.036</text:p>
          </table:table-cell>
          <table:table-cell office:value-type="float" office:value="29.6197" calcext:value-type="float">
            <text:p>29.6197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.495" calcext:value-type="float">
            <text:p>68.495</text:p>
          </table:table-cell>
          <table:table-cell office:value-type="float" office:value="29.936" calcext:value-type="float">
            <text:p>29.936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0.059" calcext:value-type="float">
            <text:p>70.059</text:p>
          </table:table-cell>
          <table:table-cell office:value-type="float" office:value="30.2064" calcext:value-type="float">
            <text:p>30.2064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.895" calcext:value-type="float">
            <text:p>72.895</text:p>
          </table:table-cell>
          <table:table-cell office:value-type="float" office:value="30.5196" calcext:value-type="float">
            <text:p>30.5196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9.914" calcext:value-type="float">
            <text:p>69.914</text:p>
          </table:table-cell>
          <table:table-cell office:value-type="float" office:value="30.7501" calcext:value-type="float">
            <text:p>30.7501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.322" calcext:value-type="float">
            <text:p>68.322</text:p>
          </table:table-cell>
          <table:table-cell office:value-type="float" office:value="30.986" calcext:value-type="float">
            <text:p>30.986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5.268" calcext:value-type="float">
            <text:p>75.268</text:p>
          </table:table-cell>
          <table:table-cell office:value-type="float" office:value="30.986" calcext:value-type="float">
            <text:p>30.986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.165" calcext:value-type="float">
            <text:p>73.165</text:p>
          </table:table-cell>
          <table:table-cell office:value-type="float" office:value="31.5128" calcext:value-type="float">
            <text:p>31.5128</text:p>
          </table:table-cell>
          <table:table-cell office:value-type="float" office:value="83.96" calcext:value-type="float">
            <text:p>83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9.291" calcext:value-type="float">
            <text:p>69.291</text:p>
          </table:table-cell>
          <table:table-cell office:value-type="float" office:value="31.9103" calcext:value-type="float">
            <text:p>31.9103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.646" calcext:value-type="float">
            <text:p>75.646</text:p>
          </table:table-cell>
          <table:table-cell office:value-type="float" office:value="32.1239" calcext:value-type="float">
            <text:p>32.1239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.418" calcext:value-type="float">
            <text:p>74.418</text:p>
          </table:table-cell>
          <table:table-cell office:value-type="float" office:value="32.4421" calcext:value-type="float">
            <text:p>32.4421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.346" calcext:value-type="float">
            <text:p>103.346</text:p>
          </table:table-cell>
          <table:table-cell office:value-type="float" office:value="32.4421" calcext:value-type="float">
            <text:p>32.4421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.043" calcext:value-type="float">
            <text:p>81.043</text:p>
          </table:table-cell>
          <table:table-cell office:value-type="float" office:value="32.9645" calcext:value-type="float">
            <text:p>32.9645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4.023" calcext:value-type="float">
            <text:p>64.023</text:p>
          </table:table-cell>
          <table:table-cell office:value-type="float" office:value="33.3008" calcext:value-type="float">
            <text:p>33.300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.981" calcext:value-type="float">
            <text:p>79.981</text:p>
          </table:table-cell>
          <table:table-cell office:value-type="float" office:value="33.4508" calcext:value-type="float">
            <text:p>33.450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.11" calcext:value-type="float">
            <text:p>64.11</text:p>
          </table:table-cell>
          <table:table-cell office:value-type="float" office:value="33.6813" calcext:value-type="float">
            <text:p>33.6813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7.695" calcext:value-type="float">
            <text:p>67.695</text:p>
          </table:table-cell>
          <table:table-cell office:value-type="float" office:value="33.9118" calcext:value-type="float">
            <text:p>33.911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1.878" calcext:value-type="float">
            <text:p>71.878</text:p>
          </table:table-cell>
          <table:table-cell office:value-type="float" office:value="34.2378" calcext:value-type="float">
            <text:p>34.237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6.45" calcext:value-type="float">
            <text:p>76.45</text:p>
          </table:table-cell>
          <table:table-cell office:value-type="float" office:value="34.4988" calcext:value-type="float">
            <text:p>34.4988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8.194" calcext:value-type="float">
            <text:p>68.194</text:p>
          </table:table-cell>
          <table:table-cell office:value-type="float" office:value="34.7988" calcext:value-type="float">
            <text:p>34.7988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5.896" calcext:value-type="float">
            <text:p>65.896</text:p>
          </table:table-cell>
          <table:table-cell office:value-type="float" office:value="35.0988" calcext:value-type="float">
            <text:p>35.0988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5.092" calcext:value-type="float">
            <text:p>75.092</text:p>
          </table:table-cell>
          <table:table-cell office:value-type="float" office:value="35.4567" calcext:value-type="float">
            <text:p>35.4567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9.924" calcext:value-type="float">
            <text:p>69.924</text:p>
          </table:table-cell>
          <table:table-cell office:value-type="float" office:value="35.6703" calcext:value-type="float">
            <text:p>35.6703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.406" calcext:value-type="float">
            <text:p>75.406</text:p>
          </table:table-cell>
          <table:table-cell office:value-type="float" office:value="35.9796" calcext:value-type="float">
            <text:p>35.9796</text:p>
          </table:table-cell>
          <table:table-cell office:value-type="float" office:value="83.975" calcext:value-type="float">
            <text:p>83.9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.826" calcext:value-type="float">
            <text:p>65.826</text:p>
          </table:table-cell>
          <table:table-cell office:value-type="float" office:value="36.1932" calcext:value-type="float">
            <text:p>36.1932</text:p>
          </table:table-cell>
          <table:table-cell office:value-type="float" office:value="83.9725" calcext:value-type="float">
            <text:p>83.9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3.056" calcext:value-type="float">
            <text:p>63.056</text:p>
          </table:table-cell>
          <table:table-cell office:value-type="float" office:value="36.467" calcext:value-type="float">
            <text:p>36.467</text:p>
          </table:table-cell>
          <table:table-cell office:value-type="float" office:value="84.325" calcext:value-type="float">
            <text:p>84.3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8.154" calcext:value-type="float">
            <text:p>68.154</text:p>
          </table:table-cell>
          <table:table-cell office:value-type="float" office:value="36.842" calcext:value-type="float">
            <text:p>36.842</text:p>
          </table:table-cell>
          <table:table-cell office:value-type="float" office:value="84.15" calcext:value-type="float">
            <text:p>84.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.111" calcext:value-type="float">
            <text:p>74.111</text:p>
          </table:table-cell>
          <table:table-cell office:value-type="float" office:value="37.1431" calcext:value-type="float">
            <text:p>37.1431</text:p>
          </table:table-cell>
          <table:table-cell office:value-type="float" office:value="83.985" calcext:value-type="float">
            <text:p>83.9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.978" calcext:value-type="float">
            <text:p>73.978</text:p>
          </table:table-cell>
          <table:table-cell office:value-type="float" office:value="37.4966" calcext:value-type="float">
            <text:p>37.4966</text:p>
          </table:table-cell>
          <table:table-cell office:value-type="float" office:value="83.67" calcext:value-type="float">
            <text:p>83.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9.001" calcext:value-type="float">
            <text:p>69.001</text:p>
          </table:table-cell>
          <table:table-cell office:value-type="float" office:value="37.7516" calcext:value-type="float">
            <text:p>37.7516</text:p>
          </table:table-cell>
          <table:table-cell office:value-type="float" office:value="84.2375" calcext:value-type="float">
            <text:p>84.23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.673" calcext:value-type="float">
            <text:p>67.673</text:p>
          </table:table-cell>
          <table:table-cell office:value-type="float" office:value="38.0311" calcext:value-type="float">
            <text:p>38.0311</text:p>
          </table:table-cell>
          <table:table-cell office:value-type="float" office:value="84.085" calcext:value-type="float">
            <text:p>84.0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8.503" calcext:value-type="float">
            <text:p>68.503</text:p>
          </table:table-cell>
          <table:table-cell office:value-type="float" office:value="38.3473" calcext:value-type="float">
            <text:p>38.3473</text:p>
          </table:table-cell>
          <table:table-cell office:value-type="float" office:value="84.2025" calcext:value-type="float">
            <text:p>84.20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.571" calcext:value-type="float">
            <text:p>74.571</text:p>
          </table:table-cell>
          <table:table-cell office:value-type="float" office:value="38.5723" calcext:value-type="float">
            <text:p>38.5723</text:p>
          </table:table-cell>
          <table:table-cell office:value-type="float" office:value="83.965" calcext:value-type="float">
            <text:p>83.9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.133" calcext:value-type="float">
            <text:p>70.133</text:p>
          </table:table-cell>
          <table:table-cell office:value-type="float" office:value="38.9223" calcext:value-type="float">
            <text:p>38.9223</text:p>
          </table:table-cell>
          <table:table-cell office:value-type="float" office:value="84.5525" calcext:value-type="float">
            <text:p>84.55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0.274" calcext:value-type="float">
            <text:p>90.274</text:p>
          </table:table-cell>
          <table:table-cell office:value-type="float" office:value="39.1723" calcext:value-type="float">
            <text:p>39.1723</text:p>
          </table:table-cell>
          <table:table-cell office:value-type="float" office:value="84.885" calcext:value-type="float">
            <text:p>84.8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7.273" calcext:value-type="float">
            <text:p>77.273</text:p>
          </table:table-cell>
          <table:table-cell office:value-type="float" office:value="39.4723" calcext:value-type="float">
            <text:p>39.4723</text:p>
          </table:table-cell>
          <table:table-cell office:value-type="float" office:value="91.2225" calcext:value-type="float">
            <text:p>91.2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4.792" calcext:value-type="float">
            <text:p>74.792</text:p>
          </table:table-cell>
          <table:table-cell office:value-type="float" office:value="39.7723" calcext:value-type="float">
            <text:p>39.7723</text:p>
          </table:table-cell>
          <table:table-cell office:value-type="float" office:value="94.07" calcext:value-type="float">
            <text:p>94.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4.522" calcext:value-type="float">
            <text:p>114.522</text:p>
          </table:table-cell>
          <table:table-cell office:value-type="float" office:value="39.7723" calcext:value-type="float">
            <text:p>39.7723</text:p>
          </table:table-cell>
          <table:table-cell office:value-type="float" office:value="96.095" calcext:value-type="float">
            <text:p>96.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2.304" calcext:value-type="float">
            <text:p>72.304</text:p>
          </table:table-cell>
          <table:table-cell office:value-type="float" office:value="40.3973" calcext:value-type="float">
            <text:p>40.3973</text:p>
          </table:table-cell>
          <table:table-cell office:value-type="float" office:value="99.575" calcext:value-type="float">
            <text:p>99.5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7.178" calcext:value-type="float">
            <text:p>77.178</text:p>
          </table:table-cell>
          <table:table-cell office:value-type="float" office:value="40.6973" calcext:value-type="float">
            <text:p>40.6973</text:p>
          </table:table-cell>
          <table:table-cell office:value-type="float" office:value="99.53" calcext:value-type="float">
            <text:p>99.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.012" calcext:value-type="float">
            <text:p>76.012</text:p>
          </table:table-cell>
          <table:table-cell office:value-type="float" office:value="40.9973" calcext:value-type="float">
            <text:p>40.9973</text:p>
          </table:table-cell>
          <table:table-cell office:value-type="float" office:value="100.138" calcext:value-type="float">
            <text:p>100.1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4.942" calcext:value-type="float">
            <text:p>84.942</text:p>
          </table:table-cell>
          <table:table-cell office:value-type="float" office:value="41.2473" calcext:value-type="float">
            <text:p>41.2473</text:p>
          </table:table-cell>
          <table:table-cell office:value-type="float" office:value="99.82" calcext:value-type="float">
            <text:p>99.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.807" calcext:value-type="float">
            <text:p>83.807</text:p>
          </table:table-cell>
          <table:table-cell office:value-type="float" office:value="41.4973" calcext:value-type="float">
            <text:p>41.4973</text:p>
          </table:table-cell>
          <table:table-cell office:value-type="float" office:value="101.393" calcext:value-type="float">
            <text:p>101.3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3.078" calcext:value-type="float">
            <text:p>73.078</text:p>
          </table:table-cell>
          <table:table-cell office:value-type="float" office:value="41.7973" calcext:value-type="float">
            <text:p>41.7973</text:p>
          </table:table-cell>
          <table:table-cell office:value-type="float" office:value="100.528" calcext:value-type="float">
            <text:p>100.5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6.42" calcext:value-type="float">
            <text:p>76.42</text:p>
          </table:table-cell>
          <table:table-cell office:value-type="float" office:value="42.0486" calcext:value-type="float">
            <text:p>42.0486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.868" calcext:value-type="float">
            <text:p>75.868</text:p>
          </table:table-cell>
          <table:table-cell office:value-type="float" office:value="42.3401" calcext:value-type="float">
            <text:p>42.3401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4.151" calcext:value-type="float">
            <text:p>84.151</text:p>
          </table:table-cell>
          <table:table-cell office:value-type="float" office:value="42.6442" calcext:value-type="float">
            <text:p>42.6442</text:p>
          </table:table-cell>
          <table:table-cell office:value-type="float" office:value="100.693" calcext:value-type="float">
            <text:p>100.6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1.812" calcext:value-type="float">
            <text:p>131.812</text:p>
          </table:table-cell>
          <table:table-cell office:value-type="float" office:value="42.6442" calcext:value-type="float">
            <text:p>42.6442</text:p>
          </table:table-cell>
          <table:table-cell office:value-type="float" office:value="100.693" calcext:value-type="float">
            <text:p>100.6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5.907" calcext:value-type="float">
            <text:p>85.907</text:p>
          </table:table-cell>
          <table:table-cell office:value-type="float" office:value="43.0898" calcext:value-type="float">
            <text:p>43.0898</text:p>
          </table:table-cell>
          <table:table-cell office:value-type="float" office:value="101.23" calcext:value-type="float">
            <text:p>101.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3.459" calcext:value-type="float">
            <text:p>83.459</text:p>
          </table:table-cell>
          <table:table-cell office:value-type="float" office:value="43.3602" calcext:value-type="float">
            <text:p>43.3602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6.72" calcext:value-type="float">
            <text:p>76.72</text:p>
          </table:table-cell>
          <table:table-cell office:value-type="float" office:value="43.6518" calcext:value-type="float">
            <text:p>43.6518</text:p>
          </table:table-cell>
          <table:table-cell office:value-type="float" office:value="102.445" calcext:value-type="float">
            <text:p>102.4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8.189" calcext:value-type="float">
            <text:p>78.189</text:p>
          </table:table-cell>
          <table:table-cell office:value-type="float" office:value="43.9569" calcext:value-type="float">
            <text:p>43.9569</text:p>
          </table:table-cell>
          <table:table-cell office:value-type="float" office:value="102.955" calcext:value-type="float">
            <text:p>102.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.828" calcext:value-type="float">
            <text:p>76.828</text:p>
          </table:table-cell>
          <table:table-cell office:value-type="float" office:value="44.1473" calcext:value-type="float">
            <text:p>44.1473</text:p>
          </table:table-cell>
          <table:table-cell office:value-type="float" office:value="102.955" calcext:value-type="float">
            <text:p>102.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5.663" calcext:value-type="float">
            <text:p>85.663</text:p>
          </table:table-cell>
          <table:table-cell office:value-type="float" office:value="44.4166" calcext:value-type="float">
            <text:p>44.4166</text:p>
          </table:table-cell>
          <table:table-cell office:value-type="float" office:value="103.46" calcext:value-type="float">
            <text:p>103.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1.369" calcext:value-type="float">
            <text:p>81.369</text:p>
          </table:table-cell>
          <table:table-cell office:value-type="float" office:value="44.932" calcext:value-type="float">
            <text:p>44.932</text:p>
          </table:table-cell>
          <table:table-cell office:value-type="float" office:value="104.905" calcext:value-type="float">
            <text:p>104.9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.627" calcext:value-type="float">
            <text:p>78.627</text:p>
          </table:table-cell>
          <table:table-cell office:value-type="float" office:value="45.3327" calcext:value-type="float">
            <text:p>45.3327</text:p>
          </table:table-cell>
          <table:table-cell office:value-type="float" office:value="104.903" calcext:value-type="float">
            <text:p>104.9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3.151" calcext:value-type="float">
            <text:p>83.151</text:p>
          </table:table-cell>
          <table:table-cell office:value-type="float" office:value="45.6327" calcext:value-type="float">
            <text:p>45.6327</text:p>
          </table:table-cell>
          <table:table-cell office:value-type="float" office:value="105.453" calcext:value-type="float">
            <text:p>105.4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7.021" calcext:value-type="float">
            <text:p>77.021</text:p>
          </table:table-cell>
          <table:table-cell office:value-type="float" office:value="45.9509" calcext:value-type="float">
            <text:p>45.9509</text:p>
          </table:table-cell>
          <table:table-cell office:value-type="float" office:value="105.45" calcext:value-type="float">
            <text:p>105.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6.844" calcext:value-type="float">
            <text:p>126.844</text:p>
          </table:table-cell>
          <table:table-cell office:value-type="float" office:value="46.2642" calcext:value-type="float">
            <text:p>46.2642</text:p>
          </table:table-cell>
          <table:table-cell office:value-type="float" office:value="106.658" calcext:value-type="float">
            <text:p>106.6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4.277" calcext:value-type="float">
            <text:p>84.277</text:p>
          </table:table-cell>
          <table:table-cell office:value-type="float" office:value="46.4947" calcext:value-type="float">
            <text:p>46.4947</text:p>
          </table:table-cell>
          <table:table-cell office:value-type="float" office:value="106.65" calcext:value-type="float">
            <text:p>106.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0.183" calcext:value-type="float">
            <text:p>80.183</text:p>
          </table:table-cell>
          <table:table-cell office:value-type="float" office:value="46.8301" calcext:value-type="float">
            <text:p>46.8301</text:p>
          </table:table-cell>
          <table:table-cell office:value-type="float" office:value="107.86" calcext:value-type="float">
            <text:p>107.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7.958" calcext:value-type="float">
            <text:p>87.958</text:p>
          </table:table-cell>
          <table:table-cell office:value-type="float" office:value="47.085" calcext:value-type="float">
            <text:p>47.085</text:p>
          </table:table-cell>
          <table:table-cell office:value-type="float" office:value="113.813" calcext:value-type="float">
            <text:p>113.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.427" calcext:value-type="float">
            <text:p>98.427</text:p>
          </table:table-cell>
          <table:table-cell office:value-type="float" office:value="47.3461" calcext:value-type="float">
            <text:p>47.3461</text:p>
          </table:table-cell>
          <table:table-cell office:value-type="float" office:value="115.443" calcext:value-type="float">
            <text:p>115.4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8.349" calcext:value-type="float">
            <text:p>78.349</text:p>
          </table:table-cell>
          <table:table-cell office:value-type="float" office:value="47.5461" calcext:value-type="float">
            <text:p>47.5461</text:p>
          </table:table-cell>
          <table:table-cell office:value-type="float" office:value="115.86" calcext:value-type="float">
            <text:p>115.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.195" calcext:value-type="float">
            <text:p>84.195</text:p>
          </table:table-cell>
          <table:table-cell office:value-type="float" office:value="47.8969" calcext:value-type="float">
            <text:p>47.8969</text:p>
          </table:table-cell>
          <table:table-cell office:value-type="float" office:value="117.408" calcext:value-type="float">
            <text:p>117.4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.481" calcext:value-type="float">
            <text:p>80.481</text:p>
          </table:table-cell>
          <table:table-cell office:value-type="float" office:value="48.2333" calcext:value-type="float">
            <text:p>48.2333</text:p>
          </table:table-cell>
          <table:table-cell office:value-type="float" office:value="118.425" calcext:value-type="float">
            <text:p>118.4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2.852" calcext:value-type="float">
            <text:p>82.852</text:p>
          </table:table-cell>
          <table:table-cell office:value-type="float" office:value="48.4907" calcext:value-type="float">
            <text:p>48.4907</text:p>
          </table:table-cell>
          <table:table-cell office:value-type="float" office:value="119.405" calcext:value-type="float">
            <text:p>119.4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.878" calcext:value-type="float">
            <text:p>79.878</text:p>
          </table:table-cell>
          <table:table-cell office:value-type="float" office:value="48.7907" calcext:value-type="float">
            <text:p>48.7907</text:p>
          </table:table-cell>
          <table:table-cell office:value-type="float" office:value="120.503" calcext:value-type="float">
            <text:p>120.5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1.665" calcext:value-type="float">
            <text:p>81.665</text:p>
          </table:table-cell>
          <table:table-cell office:value-type="float" office:value="49.1039" calcext:value-type="float">
            <text:p>49.1039</text:p>
          </table:table-cell>
          <table:table-cell office:value-type="float" office:value="121.148" calcext:value-type="float">
            <text:p>121.1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2.998" calcext:value-type="float">
            <text:p>82.998</text:p>
          </table:table-cell>
          <table:table-cell office:value-type="float" office:value="49.659" calcext:value-type="float">
            <text:p>49.659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.794" calcext:value-type="float">
            <text:p>87.794</text:p>
          </table:table-cell>
          <table:table-cell office:value-type="float" office:value="49.8111" calcext:value-type="float">
            <text:p>49.8111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2.92" calcext:value-type="float">
            <text:p>82.92</text:p>
          </table:table-cell>
          <table:table-cell office:value-type="float" office:value="50.1203" calcext:value-type="float">
            <text:p>50.1203</text:p>
          </table:table-cell>
          <table:table-cell office:value-type="float" office:value="124.595" calcext:value-type="float">
            <text:p>124.5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2.135" calcext:value-type="float">
            <text:p>102.135</text:p>
          </table:table-cell>
          <table:table-cell office:value-type="float" office:value="50.3665" calcext:value-type="float">
            <text:p>50.3665</text:p>
          </table:table-cell>
          <table:table-cell office:value-type="float" office:value="129.47" calcext:value-type="float">
            <text:p>129.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.607" calcext:value-type="float">
            <text:p>85.607</text:p>
          </table:table-cell>
          <table:table-cell office:value-type="float" office:value="50.6165" calcext:value-type="float">
            <text:p>50.6165</text:p>
          </table:table-cell>
          <table:table-cell office:value-type="float" office:value="132.198" calcext:value-type="float">
            <text:p>132.1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.539" calcext:value-type="float">
            <text:p>141.539</text:p>
          </table:table-cell>
          <table:table-cell office:value-type="float" office:value="50.9186" calcext:value-type="float">
            <text:p>50.9186</text:p>
          </table:table-cell>
          <table:table-cell office:value-type="float" office:value="132.71" calcext:value-type="float">
            <text:p>132.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.687" calcext:value-type="float">
            <text:p>90.687</text:p>
          </table:table-cell>
          <table:table-cell office:value-type="float" office:value="51.2037" calcext:value-type="float">
            <text:p>51.2037</text:p>
          </table:table-cell>
          <table:table-cell office:value-type="float" office:value="132.043" calcext:value-type="float">
            <text:p>132.0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2.834" calcext:value-type="float">
            <text:p>92.834</text:p>
          </table:table-cell>
          <table:table-cell office:value-type="float" office:value="51.5047" calcext:value-type="float">
            <text:p>51.5047</text:p>
          </table:table-cell>
          <table:table-cell office:value-type="float" office:value="132.045" calcext:value-type="float">
            <text:p>132.0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.273" calcext:value-type="float">
            <text:p>91.273</text:p>
          </table:table-cell>
          <table:table-cell office:value-type="float" office:value="51.6547" calcext:value-type="float">
            <text:p>51.6547</text:p>
          </table:table-cell>
          <table:table-cell office:value-type="float" office:value="132.818" calcext:value-type="float">
            <text:p>132.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8.826" calcext:value-type="float">
            <text:p>88.826</text:p>
          </table:table-cell>
          <table:table-cell office:value-type="float" office:value="52.1047" calcext:value-type="float">
            <text:p>52.1047</text:p>
          </table:table-cell>
          <table:table-cell office:value-type="float" office:value="132.818" calcext:value-type="float">
            <text:p>132.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.804" calcext:value-type="float">
            <text:p>92.804</text:p>
          </table:table-cell>
          <table:table-cell office:value-type="float" office:value="52.3047" calcext:value-type="float">
            <text:p>52.3047</text:p>
          </table:table-cell>
          <table:table-cell office:value-type="float" office:value="132.818" calcext:value-type="float">
            <text:p>132.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8.516" calcext:value-type="float">
            <text:p>88.516</text:p>
          </table:table-cell>
          <table:table-cell office:value-type="float" office:value="52.6047" calcext:value-type="float">
            <text:p>52.6047</text:p>
          </table:table-cell>
          <table:table-cell office:value-type="float" office:value="136.81" calcext:value-type="float">
            <text:p>136.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0.005" calcext:value-type="float">
            <text:p>90.005</text:p>
          </table:table-cell>
          <table:table-cell office:value-type="float" office:value="52.9139" calcext:value-type="float">
            <text:p>52.9139</text:p>
          </table:table-cell>
          <table:table-cell office:value-type="float" office:value="139.275" calcext:value-type="float">
            <text:p>139.2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7.381" calcext:value-type="float">
            <text:p>87.381</text:p>
          </table:table-cell>
          <table:table-cell office:value-type="float" office:value="53.1275" calcext:value-type="float">
            <text:p>53.1275</text:p>
          </table:table-cell>
          <table:table-cell office:value-type="float" office:value="139.263" calcext:value-type="float">
            <text:p>139.2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6.213" calcext:value-type="float">
            <text:p>86.213</text:p>
          </table:table-cell>
          <table:table-cell office:value-type="float" office:value="53.3775" calcext:value-type="float">
            <text:p>53.3775</text:p>
          </table:table-cell>
          <table:table-cell office:value-type="float" office:value="139.635" calcext:value-type="float">
            <text:p>139.6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2.185" calcext:value-type="float">
            <text:p>92.185</text:p>
          </table:table-cell>
          <table:table-cell office:value-type="float" office:value="53.6275" calcext:value-type="float">
            <text:p>53.6275</text:p>
          </table:table-cell>
          <table:table-cell office:value-type="float" office:value="140.52" calcext:value-type="float">
            <text:p>140.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.555" calcext:value-type="float">
            <text:p>91.555</text:p>
          </table:table-cell>
          <table:table-cell office:value-type="float" office:value="53.9438" calcext:value-type="float">
            <text:p>53.9438</text:p>
          </table:table-cell>
          <table:table-cell office:value-type="float" office:value="140.523" calcext:value-type="float">
            <text:p>140.5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.48" calcext:value-type="float">
            <text:p>95.48</text:p>
          </table:table-cell>
          <table:table-cell office:value-type="float" office:value="54.3507" calcext:value-type="float">
            <text:p>54.3507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.181" calcext:value-type="float">
            <text:p>91.181</text:p>
          </table:table-cell>
          <table:table-cell office:value-type="float" office:value="54.6118" calcext:value-type="float">
            <text:p>54.6118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4.099" calcext:value-type="float">
            <text:p>104.099</text:p>
          </table:table-cell>
          <table:table-cell office:value-type="float" office:value="54.858" calcext:value-type="float">
            <text:p>54.858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0.18" calcext:value-type="float">
            <text:p>90.18</text:p>
          </table:table-cell>
          <table:table-cell office:value-type="float" office:value="55.208" calcext:value-type="float">
            <text:p>55.208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1.19" calcext:value-type="float">
            <text:p>91.19</text:p>
          </table:table-cell>
          <table:table-cell office:value-type="float" office:value="55.508" calcext:value-type="float">
            <text:p>55.508</text:p>
          </table:table-cell>
          <table:table-cell office:value-type="float" office:value="140.525" calcext:value-type="float">
            <text:p>140.5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0.874" calcext:value-type="float">
            <text:p>90.874</text:p>
          </table:table-cell>
          <table:table-cell office:value-type="float" office:value="55.833" calcext:value-type="float">
            <text:p>55.833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7.089" calcext:value-type="float">
            <text:p>87.089</text:p>
          </table:table-cell>
          <table:table-cell office:value-type="float" office:value="56.083" calcext:value-type="float">
            <text:p>56.083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2.574" calcext:value-type="float">
            <text:p>92.574</text:p>
          </table:table-cell>
          <table:table-cell office:value-type="float" office:value="56.4383" calcext:value-type="float">
            <text:p>56.4383</text:p>
          </table:table-cell>
          <table:table-cell office:value-type="float" office:value="140.518" calcext:value-type="float">
            <text:p>140.5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7.411" calcext:value-type="float">
            <text:p>87.411</text:p>
          </table:table-cell>
          <table:table-cell office:value-type="float" office:value="56.6203" calcext:value-type="float">
            <text:p>56.6203</text:p>
          </table:table-cell>
          <table:table-cell office:value-type="float" office:value="140.518" calcext:value-type="float">
            <text:p>140.5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.584" calcext:value-type="float">
            <text:p>96.584</text:p>
          </table:table-cell>
          <table:table-cell office:value-type="float" office:value="56.6203" calcext:value-type="float">
            <text:p>56.6203</text:p>
          </table:table-cell>
          <table:table-cell office:value-type="float" office:value="140.518" calcext:value-type="float">
            <text:p>140.5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8.703" calcext:value-type="float">
            <text:p>98.703</text:p>
          </table:table-cell>
          <table:table-cell office:value-type="float" office:value="57.1185" calcext:value-type="float">
            <text:p>57.1185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.743" calcext:value-type="float">
            <text:p>100.743</text:p>
          </table:table-cell>
          <table:table-cell office:value-type="float" office:value="57.3448" calcext:value-type="float">
            <text:p>57.3448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3.747" calcext:value-type="float">
            <text:p>83.747</text:p>
          </table:table-cell>
          <table:table-cell office:value-type="float" office:value="57.5464" calcext:value-type="float">
            <text:p>57.5464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8.058" calcext:value-type="float">
            <text:p>138.058</text:p>
          </table:table-cell>
          <table:table-cell office:value-type="float" office:value="57.8214" calcext:value-type="float">
            <text:p>57.8214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5.68" calcext:value-type="float">
            <text:p>85.68</text:p>
          </table:table-cell>
          <table:table-cell office:value-type="float" office:value="58.1284" calcext:value-type="float">
            <text:p>58.1284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4.678" calcext:value-type="float">
            <text:p>104.678</text:p>
          </table:table-cell>
          <table:table-cell office:value-type="float" office:value="58.4863" calcext:value-type="float">
            <text:p>58.4863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7.71" calcext:value-type="float">
            <text:p>87.71</text:p>
          </table:table-cell>
          <table:table-cell office:value-type="float" office:value="58.7222" calcext:value-type="float">
            <text:p>58.7222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0.867" calcext:value-type="float">
            <text:p>90.867</text:p>
          </table:table-cell>
          <table:table-cell office:value-type="float" office:value="59.0585" calcext:value-type="float">
            <text:p>59.0585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8.569" calcext:value-type="float">
            <text:p>108.569</text:p>
          </table:table-cell>
          <table:table-cell office:value-type="float" office:value="59.2422" calcext:value-type="float">
            <text:p>59.2422</text:p>
          </table:table-cell>
          <table:table-cell office:value-type="float" office:value="140.653" calcext:value-type="float">
            <text:p>140.6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.215" calcext:value-type="float">
            <text:p>90.215</text:p>
          </table:table-cell>
          <table:table-cell office:value-type="float" office:value="59.4688" calcext:value-type="float">
            <text:p>59.4688</text:p>
          </table:table-cell>
          <table:table-cell office:value-type="float" office:value="140.448" calcext:value-type="float">
            <text:p>140.4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9.643" calcext:value-type="float">
            <text:p>89.643</text:p>
          </table:table-cell>
          <table:table-cell office:value-type="float" office:value="59.7299" calcext:value-type="float">
            <text:p>59.7299</text:p>
          </table:table-cell>
          <table:table-cell office:value-type="float" office:value="140.44" calcext:value-type="float">
            <text:p>140.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3.646" calcext:value-type="float">
            <text:p>83.646</text:p>
          </table:table-cell>
          <table:table-cell office:value-type="float" office:value="59.9848" calcext:value-type="float">
            <text:p>59.9848</text:p>
          </table:table-cell>
          <table:table-cell office:value-type="float" office:value="140.323" calcext:value-type="float">
            <text:p>140.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.636" calcext:value-type="float">
            <text:p>105.636</text:p>
          </table:table-cell>
          <table:table-cell office:value-type="float" office:value="60.2606" calcext:value-type="float">
            <text:p>60.2606</text:p>
          </table:table-cell>
          <table:table-cell office:value-type="float" office:value="140.333" calcext:value-type="float">
            <text:p>140.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9.787" calcext:value-type="float">
            <text:p>109.787</text:p>
          </table:table-cell>
          <table:table-cell office:value-type="float" office:value="60.5606" calcext:value-type="float">
            <text:p>60.5606</text:p>
          </table:table-cell>
          <table:table-cell office:value-type="float" office:value="140.333" calcext:value-type="float">
            <text:p>140.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.762" calcext:value-type="float">
            <text:p>94.762</text:p>
          </table:table-cell>
          <table:table-cell office:value-type="float" office:value="61.0106" calcext:value-type="float">
            <text:p>61.0106</text:p>
          </table:table-cell>
          <table:table-cell office:value-type="float" office:value="140.333" calcext:value-type="float">
            <text:p>140.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6.048" calcext:value-type="float">
            <text:p>116.048</text:p>
          </table:table-cell>
          <table:table-cell office:value-type="float" office:value="61.253" calcext:value-type="float">
            <text:p>61.253</text:p>
          </table:table-cell>
          <table:table-cell office:value-type="float" office:value="140.243" calcext:value-type="float">
            <text:p>140.2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9.083" calcext:value-type="float">
            <text:p>139.083</text:p>
          </table:table-cell>
          <table:table-cell office:value-type="float" office:value="61.503" calcext:value-type="float">
            <text:p>61.503</text:p>
          </table:table-cell>
          <table:table-cell office:value-type="float" office:value="140.24" calcext:value-type="float">
            <text:p>140.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5.719" calcext:value-type="float">
            <text:p>85.719</text:p>
          </table:table-cell>
          <table:table-cell office:value-type="float" office:value="61.753" calcext:value-type="float">
            <text:p>61.753</text:p>
          </table:table-cell>
          <table:table-cell office:value-type="float" office:value="140.238" calcext:value-type="float">
            <text:p>140.2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0.508" calcext:value-type="float">
            <text:p>90.508</text:p>
          </table:table-cell>
          <table:table-cell office:value-type="float" office:value="62.0789" calcext:value-type="float">
            <text:p>62.0789</text:p>
          </table:table-cell>
          <table:table-cell office:value-type="float" office:value="140.99" calcext:value-type="float">
            <text:p>140.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3.985" calcext:value-type="float">
            <text:p>83.985</text:p>
          </table:table-cell>
          <table:table-cell office:value-type="float" office:value="62.448" calcext:value-type="float">
            <text:p>62.448</text:p>
          </table:table-cell>
          <table:table-cell office:value-type="float" office:value="141.3" calcext:value-type="float">
            <text:p>141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1.692" calcext:value-type="float">
            <text:p>81.692</text:p>
          </table:table-cell>
          <table:table-cell office:value-type="float" office:value="62.598" calcext:value-type="float">
            <text:p>62.598</text:p>
          </table:table-cell>
          <table:table-cell office:value-type="float" office:value="141.3" calcext:value-type="float">
            <text:p>141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5.438" calcext:value-type="float">
            <text:p>95.438</text:p>
          </table:table-cell>
          <table:table-cell office:value-type="float" office:value="62.9381" calcext:value-type="float">
            <text:p>62.9381</text:p>
          </table:table-cell>
          <table:table-cell office:value-type="float" office:value="141.195" calcext:value-type="float">
            <text:p>141.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.556" calcext:value-type="float">
            <text:p>110.556</text:p>
          </table:table-cell>
          <table:table-cell office:value-type="float" office:value="63.2881" calcext:value-type="float">
            <text:p>63.2881</text:p>
          </table:table-cell>
          <table:table-cell office:value-type="float" office:value="141.41" calcext:value-type="float">
            <text:p>141.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1.977" calcext:value-type="float">
            <text:p>91.977</text:p>
          </table:table-cell>
          <table:table-cell office:value-type="float" office:value="63.5381" calcext:value-type="float">
            <text:p>63.5381</text:p>
          </table:table-cell>
          <table:table-cell office:value-type="float" office:value="141.488" calcext:value-type="float">
            <text:p>141.4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.372" calcext:value-type="float">
            <text:p>105.372</text:p>
          </table:table-cell>
          <table:table-cell office:value-type="float" office:value="63.9197" calcext:value-type="float">
            <text:p>63.9197</text:p>
          </table:table-cell>
          <table:table-cell office:value-type="float" office:value="144.053" calcext:value-type="float">
            <text:p>144.0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9.67" calcext:value-type="float">
            <text:p>99.67</text:p>
          </table:table-cell>
          <table:table-cell office:value-type="float" office:value="64.1697" calcext:value-type="float">
            <text:p>64.1697</text:p>
          </table:table-cell>
          <table:table-cell office:value-type="float" office:value="144.408" calcext:value-type="float">
            <text:p>144.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4.753" calcext:value-type="float">
            <text:p>94.753</text:p>
          </table:table-cell>
          <table:table-cell office:value-type="float" office:value="64.5197" calcext:value-type="float">
            <text:p>64.5197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6.458" calcext:value-type="float">
            <text:p>106.458</text:p>
          </table:table-cell>
          <table:table-cell office:value-type="float" office:value="64.8697" calcext:value-type="float">
            <text:p>64.8697</text:p>
          </table:table-cell>
          <table:table-cell office:value-type="float" office:value="147.08" calcext:value-type="float">
            <text:p>147.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.596" calcext:value-type="float">
            <text:p>102.596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147.158" calcext:value-type="float">
            <text:p>147.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1.624" calcext:value-type="float">
            <text:p>111.624</text:p>
          </table:table-cell>
          <table:table-cell office:value-type="float" office:value="65.5697" calcext:value-type="float">
            <text:p>65.5697</text:p>
          </table:table-cell>
          <table:table-cell office:value-type="float" office:value="147.758" calcext:value-type="float">
            <text:p>147.7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4.189" calcext:value-type="float">
            <text:p>124.189</text:p>
          </table:table-cell>
          <table:table-cell office:value-type="float" office:value="65.9197" calcext:value-type="float">
            <text:p>65.9197</text:p>
          </table:table-cell>
          <table:table-cell office:value-type="float" office:value="148.973" calcext:value-type="float">
            <text:p>148.9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.516" calcext:value-type="float">
            <text:p>102.516</text:p>
          </table:table-cell>
          <table:table-cell office:value-type="float" office:value="66.3697" calcext:value-type="float">
            <text:p>66.3697</text:p>
          </table:table-cell>
          <table:table-cell office:value-type="float" office:value="148.575" calcext:value-type="float">
            <text:p>148.5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.493" calcext:value-type="float">
            <text:p>102.493</text:p>
          </table:table-cell>
          <table:table-cell office:value-type="float" office:value="66.8204" calcext:value-type="float">
            <text:p>66.8204</text:p>
          </table:table-cell>
          <table:table-cell office:value-type="float" office:value="149.27" calcext:value-type="float">
            <text:p>149.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3.008" calcext:value-type="float">
            <text:p>123.008</text:p>
          </table:table-cell>
          <table:table-cell office:value-type="float" office:value="67.0753" calcext:value-type="float">
            <text:p>67.0753</text:p>
          </table:table-cell>
          <table:table-cell office:value-type="float" office:value="150.115" calcext:value-type="float">
            <text:p>150.1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9.591" calcext:value-type="float">
            <text:p>109.591</text:p>
          </table:table-cell>
          <table:table-cell office:value-type="float" office:value="67.5253" calcext:value-type="float">
            <text:p>67.5253</text:p>
          </table:table-cell>
          <table:table-cell office:value-type="float" office:value="150.973" calcext:value-type="float">
            <text:p>150.9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6.253" calcext:value-type="float">
            <text:p>106.253</text:p>
          </table:table-cell>
          <table:table-cell office:value-type="float" office:value="67.9253" calcext:value-type="float">
            <text:p>67.9253</text:p>
          </table:table-cell>
          <table:table-cell office:value-type="float" office:value="150.775" calcext:value-type="float">
            <text:p>150.7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8.865" calcext:value-type="float">
            <text:p>128.865</text:p>
          </table:table-cell>
          <table:table-cell office:value-type="float" office:value="68.1558" calcext:value-type="float">
            <text:p>68.1558</text:p>
          </table:table-cell>
          <table:table-cell office:value-type="float" office:value="151.115" calcext:value-type="float">
            <text:p>151.1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4.226" calcext:value-type="float">
            <text:p>114.226</text:p>
          </table:table-cell>
          <table:table-cell office:value-type="float" office:value="68.4484" calcext:value-type="float">
            <text:p>68.4484</text:p>
          </table:table-cell>
          <table:table-cell office:value-type="float" office:value="151.745" calcext:value-type="float">
            <text:p>151.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6.356" calcext:value-type="float">
            <text:p>116.356</text:p>
          </table:table-cell>
          <table:table-cell office:value-type="float" office:value="68.6734" calcext:value-type="float">
            <text:p>68.6734</text:p>
          </table:table-cell>
          <table:table-cell office:value-type="float" office:value="152.163" calcext:value-type="float">
            <text:p>152.1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3.977" calcext:value-type="float">
            <text:p>113.977</text:p>
          </table:table-cell>
          <table:table-cell office:value-type="float" office:value="68.9734" calcext:value-type="float">
            <text:p>68.9734</text:p>
          </table:table-cell>
          <table:table-cell office:value-type="float" office:value="161.46" calcext:value-type="float">
            <text:p>161.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4.334" calcext:value-type="float">
            <text:p>124.334</text:p>
          </table:table-cell>
          <table:table-cell office:value-type="float" office:value="69.2734" calcext:value-type="float">
            <text:p>69.2734</text:p>
          </table:table-cell>
          <table:table-cell office:value-type="float" office:value="165.428" calcext:value-type="float">
            <text:p>165.4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3.662" calcext:value-type="float">
            <text:p>123.662</text:p>
          </table:table-cell>
          <table:table-cell office:value-type="float" office:value="69.4998" calcext:value-type="float">
            <text:p>69.4998</text:p>
          </table:table-cell>
          <table:table-cell office:value-type="float" office:value="167.115" calcext:value-type="float">
            <text:p>167.1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3.292" calcext:value-type="float">
            <text:p>103.292</text:p>
          </table:table-cell>
          <table:table-cell office:value-type="float" office:value="69.8399" calcext:value-type="float">
            <text:p>69.8399</text:p>
          </table:table-cell>
          <table:table-cell office:value-type="float" office:value="168.375" calcext:value-type="float">
            <text:p>168.3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8.526" calcext:value-type="float">
            <text:p>168.526</text:p>
          </table:table-cell>
          <table:table-cell office:value-type="float" office:value="70.1934" calcext:value-type="float">
            <text:p>70.1934</text:p>
          </table:table-cell>
          <table:table-cell office:value-type="float" office:value="171.035" calcext:value-type="float">
            <text:p>171.0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7.963" calcext:value-type="float">
            <text:p>107.963</text:p>
          </table:table-cell>
          <table:table-cell office:value-type="float" office:value="70.5334" calcext:value-type="float">
            <text:p>70.5334</text:p>
          </table:table-cell>
          <table:table-cell office:value-type="float" office:value="173.055" calcext:value-type="float">
            <text:p>173.0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1.751" calcext:value-type="float">
            <text:p>111.751</text:p>
          </table:table-cell>
          <table:table-cell office:value-type="float" office:value="70.7102" calcext:value-type="float">
            <text:p>70.7102</text:p>
          </table:table-cell>
          <table:table-cell office:value-type="float" office:value="177.558" calcext:value-type="float">
            <text:p>177.5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1.521" calcext:value-type="float">
            <text:p>121.521</text:p>
          </table:table-cell>
          <table:table-cell office:value-type="float" office:value="71.1602" calcext:value-type="float">
            <text:p>71.1602</text:p>
          </table:table-cell>
          <table:table-cell office:value-type="float" office:value="185.385" calcext:value-type="float">
            <text:p>185.3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7.033" calcext:value-type="float">
            <text:p>117.033</text:p>
          </table:table-cell>
          <table:table-cell office:value-type="float" office:value="71.5852" calcext:value-type="float">
            <text:p>71.5852</text:p>
          </table:table-cell>
          <table:table-cell office:value-type="float" office:value="189.678" calcext:value-type="float">
            <text:p>189.6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2.165" calcext:value-type="float">
            <text:p>122.165</text:p>
          </table:table-cell>
          <table:table-cell office:value-type="float" office:value="71.8352" calcext:value-type="float">
            <text:p>71.8352</text:p>
          </table:table-cell>
          <table:table-cell office:value-type="float" office:value="189.628" calcext:value-type="float">
            <text:p>189.6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.221" calcext:value-type="float">
            <text:p>112.221</text:p>
          </table:table-cell>
          <table:table-cell office:value-type="float" office:value="72.0852" calcext:value-type="float">
            <text:p>72.0852</text:p>
          </table:table-cell>
          <table:table-cell office:value-type="float" office:value="189.7" calcext:value-type="float">
            <text:p>189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8.105" calcext:value-type="float">
            <text:p>118.105</text:p>
          </table:table-cell>
          <table:table-cell office:value-type="float" office:value="72.2852" calcext:value-type="float">
            <text:p>72.2852</text:p>
          </table:table-cell>
          <table:table-cell office:value-type="float" office:value="190.85" calcext:value-type="float">
            <text:p>190.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1.562" calcext:value-type="float">
            <text:p>121.562</text:p>
          </table:table-cell>
          <table:table-cell office:value-type="float" office:value="72.5894" calcext:value-type="float">
            <text:p>72.5894</text:p>
          </table:table-cell>
          <table:table-cell office:value-type="float" office:value="190.068" calcext:value-type="float">
            <text:p>190.0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7.497" calcext:value-type="float">
            <text:p>107.497</text:p>
          </table:table-cell>
          <table:table-cell office:value-type="float" office:value="72.8198" calcext:value-type="float">
            <text:p>72.8198</text:p>
          </table:table-cell>
          <table:table-cell office:value-type="float" office:value="191.18" calcext:value-type="float">
            <text:p>191.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5.013" calcext:value-type="float">
            <text:p>115.013</text:p>
          </table:table-cell>
          <table:table-cell office:value-type="float" office:value="73.0809" calcext:value-type="float">
            <text:p>73.0809</text:p>
          </table:table-cell>
          <table:table-cell office:value-type="float" office:value="191.12" calcext:value-type="float">
            <text:p>191.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.221" calcext:value-type="float">
            <text:p>104.221</text:p>
          </table:table-cell>
          <table:table-cell office:value-type="float" office:value="73.2809" calcext:value-type="float">
            <text:p>73.2809</text:p>
          </table:table-cell>
          <table:table-cell office:value-type="float" office:value="191.108" calcext:value-type="float">
            <text:p>191.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8.242" calcext:value-type="float">
            <text:p>118.242</text:p>
          </table:table-cell>
          <table:table-cell office:value-type="float" office:value="73.684" calcext:value-type="float">
            <text:p>73.684</text:p>
          </table:table-cell>
          <table:table-cell office:value-type="float" office:value="191.965" calcext:value-type="float">
            <text:p>191.9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9.484" calcext:value-type="float">
            <text:p>119.484</text:p>
          </table:table-cell>
          <table:table-cell office:value-type="float" office:value="73.9532" calcext:value-type="float">
            <text:p>73.9532</text:p>
          </table:table-cell>
          <table:table-cell office:value-type="float" office:value="192.443" calcext:value-type="float">
            <text:p>192.4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9.641" calcext:value-type="float">
            <text:p>119.641</text:p>
          </table:table-cell>
          <table:table-cell office:value-type="float" office:value="74.2032" calcext:value-type="float">
            <text:p>74.2032</text:p>
          </table:table-cell>
          <table:table-cell office:value-type="float" office:value="192.44" calcext:value-type="float">
            <text:p>192.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9.208" calcext:value-type="float">
            <text:p>119.208</text:p>
          </table:table-cell>
          <table:table-cell office:value-type="float" office:value="74.5321" calcext:value-type="float">
            <text:p>74.5321</text:p>
          </table:table-cell>
          <table:table-cell office:value-type="float" office:value="192.96" calcext:value-type="float">
            <text:p>192.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1.467" calcext:value-type="float">
            <text:p>111.467</text:p>
          </table:table-cell>
          <table:table-cell office:value-type="float" office:value="74.7471" calcext:value-type="float">
            <text:p>74.7471</text:p>
          </table:table-cell>
          <table:table-cell office:value-type="float" office:value="192.95" calcext:value-type="float">
            <text:p>192.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8.386" calcext:value-type="float">
            <text:p>118.386</text:p>
          </table:table-cell>
          <table:table-cell office:value-type="float" office:value="75.0721" calcext:value-type="float">
            <text:p>75.0721</text:p>
          </table:table-cell>
          <table:table-cell office:value-type="float" office:value="194.538" calcext:value-type="float">
            <text:p>194.5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8.644" calcext:value-type="float">
            <text:p>118.644</text:p>
          </table:table-cell>
          <table:table-cell office:value-type="float" office:value="75.3221" calcext:value-type="float">
            <text:p>75.3221</text:p>
          </table:table-cell>
          <table:table-cell office:value-type="float" office:value="195.085" calcext:value-type="float">
            <text:p>195.0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3.003" calcext:value-type="float">
            <text:p>183.003</text:p>
          </table:table-cell>
          <table:table-cell office:value-type="float" office:value="75.6221" calcext:value-type="float">
            <text:p>75.6221</text:p>
          </table:table-cell>
          <table:table-cell office:value-type="float" office:value="195.398" calcext:value-type="float">
            <text:p>195.3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6.12" calcext:value-type="float">
            <text:p>116.12</text:p>
          </table:table-cell>
          <table:table-cell office:value-type="float" office:value="75.8721" calcext:value-type="float">
            <text:p>75.8721</text:p>
          </table:table-cell>
          <table:table-cell office:value-type="float" office:value="196.055" calcext:value-type="float">
            <text:p>196.0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8.922" calcext:value-type="float">
            <text:p>108.922</text:p>
          </table:table-cell>
          <table:table-cell office:value-type="float" office:value="76.1221" calcext:value-type="float">
            <text:p>76.1221</text:p>
          </table:table-cell>
          <table:table-cell office:value-type="float" office:value="196.03" calcext:value-type="float">
            <text:p>196.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6.85" calcext:value-type="float">
            <text:p>116.85</text:p>
          </table:table-cell>
          <table:table-cell office:value-type="float" office:value="76.3971" calcext:value-type="float">
            <text:p>76.3971</text:p>
          </table:table-cell>
          <table:table-cell office:value-type="float" office:value="196.05" calcext:value-type="float">
            <text:p>196.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4.708" calcext:value-type="float">
            <text:p>114.708</text:p>
          </table:table-cell>
          <table:table-cell office:value-type="float" office:value="76.7221" calcext:value-type="float">
            <text:p>76.7221</text:p>
          </table:table-cell>
          <table:table-cell office:value-type="float" office:value="196.043" calcext:value-type="float">
            <text:p>196.0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8.421" calcext:value-type="float">
            <text:p>118.421</text:p>
          </table:table-cell>
          <table:table-cell office:value-type="float" office:value="76.9471" calcext:value-type="float">
            <text:p>76.9471</text:p>
          </table:table-cell>
          <table:table-cell office:value-type="float" office:value="196.04" calcext:value-type="float">
            <text:p>196.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7.65" calcext:value-type="float">
            <text:p>107.65</text:p>
          </table:table-cell>
          <table:table-cell office:value-type="float" office:value="77.1971" calcext:value-type="float">
            <text:p>77.1971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1.558" calcext:value-type="float">
            <text:p>121.558</text:p>
          </table:table-cell>
          <table:table-cell office:value-type="float" office:value="77.5721" calcext:value-type="float">
            <text:p>77.5721</text:p>
          </table:table-cell>
          <table:table-cell office:value-type="float" office:value="196.01" calcext:value-type="float">
            <text:p>196.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9.231" calcext:value-type="float">
            <text:p>129.231</text:p>
          </table:table-cell>
          <table:table-cell office:value-type="float" office:value="77.8971" calcext:value-type="float">
            <text:p>77.8971</text:p>
          </table:table-cell>
          <table:table-cell office:value-type="float" office:value="196.01" calcext:value-type="float">
            <text:p>196.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7.266" calcext:value-type="float">
            <text:p>127.266</text:p>
          </table:table-cell>
          <table:table-cell office:value-type="float" office:value="78.1721" calcext:value-type="float">
            <text:p>78.1721</text:p>
          </table:table-cell>
          <table:table-cell office:value-type="float" office:value="196.005" calcext:value-type="float">
            <text:p>196.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5.828" calcext:value-type="float">
            <text:p>125.828</text:p>
          </table:table-cell>
          <table:table-cell office:value-type="float" office:value="78.4471" calcext:value-type="float">
            <text:p>78.4471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2.133" calcext:value-type="float">
            <text:p>142.133</text:p>
          </table:table-cell>
          <table:table-cell office:value-type="float" office:value="78.7321" calcext:value-type="float">
            <text:p>78.7321</text:p>
          </table:table-cell>
          <table:table-cell office:value-type="float" office:value="195.998" calcext:value-type="float">
            <text:p>195.9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4.82" calcext:value-type="float">
            <text:p>124.82</text:p>
          </table:table-cell>
          <table:table-cell office:value-type="float" office:value="79.0821" calcext:value-type="float">
            <text:p>79.0821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4.204" calcext:value-type="float">
            <text:p>114.204</text:p>
          </table:table-cell>
          <table:table-cell office:value-type="float" office:value="79.5321" calcext:value-type="float">
            <text:p>79.5321</text:p>
          </table:table-cell>
          <table:table-cell office:value-type="float" office:value="196.028" calcext:value-type="float">
            <text:p>196.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3.326" calcext:value-type="float">
            <text:p>123.326</text:p>
          </table:table-cell>
          <table:table-cell office:value-type="float" office:value="79.8821" calcext:value-type="float">
            <text:p>79.8821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5.403" calcext:value-type="float">
            <text:p>105.403</text:p>
          </table:table-cell>
          <table:table-cell office:value-type="float" office:value="80.2321" calcext:value-type="float">
            <text:p>80.2321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9.373" calcext:value-type="float">
            <text:p>139.373</text:p>
          </table:table-cell>
          <table:table-cell office:value-type="float" office:value="80.4337" calcext:value-type="float">
            <text:p>80.4337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6.954" calcext:value-type="float">
            <text:p>126.954</text:p>
          </table:table-cell>
          <table:table-cell office:value-type="float" office:value="80.6994" calcext:value-type="float">
            <text:p>80.6994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9.87" calcext:value-type="float">
            <text:p>129.87</text:p>
          </table:table-cell>
          <table:table-cell office:value-type="float" office:value="81.0494" calcext:value-type="float">
            <text:p>81.0494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4.458" calcext:value-type="float">
            <text:p>134.458</text:p>
          </table:table-cell>
          <table:table-cell office:value-type="float" office:value="81.3994" calcext:value-type="float">
            <text:p>81.3994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1.645" calcext:value-type="float">
            <text:p>121.645</text:p>
          </table:table-cell>
          <table:table-cell office:value-type="float" office:value="81.6994" calcext:value-type="float">
            <text:p>81.6994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8.918" calcext:value-type="float">
            <text:p>128.918</text:p>
          </table:table-cell>
          <table:table-cell office:value-type="float" office:value="82.053" calcext:value-type="float">
            <text:p>82.053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7.692" calcext:value-type="float">
            <text:p>137.692</text:p>
          </table:table-cell>
          <table:table-cell office:value-type="float" office:value="82.3358" calcext:value-type="float">
            <text:p>82.3358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1.311" calcext:value-type="float">
            <text:p>111.311</text:p>
          </table:table-cell>
          <table:table-cell office:value-type="float" office:value="82.6867" calcext:value-type="float">
            <text:p>82.6867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0.261" calcext:value-type="float">
            <text:p>120.261</text:p>
          </table:table-cell>
          <table:table-cell office:value-type="float" office:value="83.0117" calcext:value-type="float">
            <text:p>83.0117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3.365" calcext:value-type="float">
            <text:p>123.365</text:p>
          </table:table-cell>
          <table:table-cell office:value-type="float" office:value="83.3319" calcext:value-type="float">
            <text:p>83.3319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5.673" calcext:value-type="float">
            <text:p>115.673</text:p>
          </table:table-cell>
          <table:table-cell office:value-type="float" office:value="83.5691" calcext:value-type="float">
            <text:p>83.5691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4.705" calcext:value-type="float">
            <text:p>124.705</text:p>
          </table:table-cell>
          <table:table-cell office:value-type="float" office:value="83.8606" calcext:value-type="float">
            <text:p>83.8606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1.02" calcext:value-type="float">
            <text:p>141.02</text:p>
          </table:table-cell>
          <table:table-cell office:value-type="float" office:value="84.1299" calcext:value-type="float">
            <text:p>84.1299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3.701" calcext:value-type="float">
            <text:p>143.701</text:p>
          </table:table-cell>
          <table:table-cell office:value-type="float" office:value="84.336" calcext:value-type="float">
            <text:p>84.336</text:p>
          </table:table-cell>
          <table:table-cell office:value-type="float" office:value="196.028" calcext:value-type="float">
            <text:p>196.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6.949" calcext:value-type="float">
            <text:p>106.949</text:p>
          </table:table-cell>
          <table:table-cell office:value-type="float" office:value="84.5934" calcext:value-type="float">
            <text:p>84.5934</text:p>
          </table:table-cell>
          <table:table-cell office:value-type="float" office:value="196.028" calcext:value-type="float">
            <text:p>196.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9.124" calcext:value-type="float">
            <text:p>169.124</text:p>
          </table:table-cell>
          <table:table-cell office:value-type="float" office:value="84.9692" calcext:value-type="float">
            <text:p>84.9692</text:p>
          </table:table-cell>
          <table:table-cell office:value-type="float" office:value="196.028" calcext:value-type="float">
            <text:p>196.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.078" calcext:value-type="float">
            <text:p>144.078</text:p>
          </table:table-cell>
          <table:table-cell office:value-type="float" office:value="85.2692" calcext:value-type="float">
            <text:p>85.2692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7.863" calcext:value-type="float">
            <text:p>167.863</text:p>
          </table:table-cell>
          <table:table-cell office:value-type="float" office:value="85.4692" calcext:value-type="float">
            <text:p>85.4692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4.074" calcext:value-type="float">
            <text:p>134.074</text:p>
          </table:table-cell>
          <table:table-cell office:value-type="float" office:value="85.9442" calcext:value-type="float">
            <text:p>85.9442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7.146" calcext:value-type="float">
            <text:p>117.146</text:p>
          </table:table-cell>
          <table:table-cell office:value-type="float" office:value="86.2605" calcext:value-type="float">
            <text:p>86.2605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5.475" calcext:value-type="float">
            <text:p>105.475</text:p>
          </table:table-cell>
          <table:table-cell office:value-type="float" office:value="86.6355" calcext:value-type="float">
            <text:p>86.6355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.412" calcext:value-type="float">
            <text:p>142.412</text:p>
          </table:table-cell>
          <table:table-cell office:value-type="float" office:value="86.837" calcext:value-type="float">
            <text:p>86.837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0.145" calcext:value-type="float">
            <text:p>120.145</text:p>
          </table:table-cell>
          <table:table-cell office:value-type="float" office:value="87.137" calcext:value-type="float">
            <text:p>87.137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0.728" calcext:value-type="float">
            <text:p>120.728</text:p>
          </table:table-cell>
          <table:table-cell office:value-type="float" office:value="87.487" calcext:value-type="float">
            <text:p>87.487</text:p>
          </table:table-cell>
          <table:table-cell office:value-type="float" office:value="196.033" calcext:value-type="float">
            <text:p>196.0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2.709" calcext:value-type="float">
            <text:p>112.709</text:p>
          </table:table-cell>
          <table:table-cell office:value-type="float" office:value="87.7471" calcext:value-type="float">
            <text:p>87.7471</text:p>
          </table:table-cell>
          <table:table-cell office:value-type="float" office:value="196.118" calcext:value-type="float">
            <text:p>196.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6.577" calcext:value-type="float">
            <text:p>126.577</text:p>
          </table:table-cell>
          <table:table-cell office:value-type="float" office:value="88.1935" calcext:value-type="float">
            <text:p>88.1935</text:p>
          </table:table-cell>
          <table:table-cell office:value-type="float" office:value="196.323" calcext:value-type="float">
            <text:p>196.3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9.632" calcext:value-type="float">
            <text:p>119.632</text:p>
          </table:table-cell>
          <table:table-cell office:value-type="float" office:value="88.5712" calcext:value-type="float">
            <text:p>88.5712</text:p>
          </table:table-cell>
          <table:table-cell office:value-type="float" office:value="196.13" calcext:value-type="float">
            <text:p>196.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3.879" calcext:value-type="float">
            <text:p>123.879</text:p>
          </table:table-cell>
          <table:table-cell office:value-type="float" office:value="88.8805" calcext:value-type="float">
            <text:p>88.8805</text:p>
          </table:table-cell>
          <table:table-cell office:value-type="float" office:value="196.49" calcext:value-type="float">
            <text:p>196.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6.73" calcext:value-type="float">
            <text:p>166.73</text:p>
          </table:table-cell>
          <table:table-cell office:value-type="float" office:value="89.1462" calcext:value-type="float">
            <text:p>89.1462</text:p>
          </table:table-cell>
          <table:table-cell office:value-type="float" office:value="196.49" calcext:value-type="float">
            <text:p>196.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89.4187" calcext:value-type="float">
            <text:p>89.4187</text:p>
          </table:table-cell>
          <table:table-cell office:value-type="float" office:value="196.28" calcext:value-type="float">
            <text:p>196.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3.317" calcext:value-type="float">
            <text:p>113.317</text:p>
          </table:table-cell>
          <table:table-cell office:value-type="float" office:value="89.7418" calcext:value-type="float">
            <text:p>89.7418</text:p>
          </table:table-cell>
          <table:table-cell office:value-type="float" office:value="196.205" calcext:value-type="float">
            <text:p>196.2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3.005" calcext:value-type="float">
            <text:p>113.005</text:p>
          </table:table-cell>
          <table:table-cell office:value-type="float" office:value="90.0361" calcext:value-type="float">
            <text:p>90.0361</text:p>
          </table:table-cell>
          <table:table-cell office:value-type="float" office:value="196.22" calcext:value-type="float">
            <text:p>196.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0.036" calcext:value-type="float">
            <text:p>160.036</text:p>
          </table:table-cell>
          <table:table-cell office:value-type="float" office:value="90.2935" calcext:value-type="float">
            <text:p>90.2935</text:p>
          </table:table-cell>
          <table:table-cell office:value-type="float" office:value="196.228" calcext:value-type="float">
            <text:p>196.2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6.962" calcext:value-type="float">
            <text:p>106.962</text:p>
          </table:table-cell>
          <table:table-cell office:value-type="float" office:value="90.6435" calcext:value-type="float">
            <text:p>90.6435</text:p>
          </table:table-cell>
          <table:table-cell office:value-type="float" office:value="196.228" calcext:value-type="float">
            <text:p>196.2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0.699" calcext:value-type="float">
            <text:p>110.699</text:p>
          </table:table-cell>
          <table:table-cell office:value-type="float" office:value="90.8435" calcext:value-type="float">
            <text:p>90.8435</text:p>
          </table:table-cell>
          <table:table-cell office:value-type="float" office:value="196.228" calcext:value-type="float">
            <text:p>196.2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3.413" calcext:value-type="float">
            <text:p>113.413</text:p>
          </table:table-cell>
          <table:table-cell office:value-type="float" office:value="91.1435" calcext:value-type="float">
            <text:p>91.1435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8.505" calcext:value-type="float">
            <text:p>118.505</text:p>
          </table:table-cell>
          <table:table-cell office:value-type="float" office:value="91.4435" calcext:value-type="float">
            <text:p>91.4435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8.171" calcext:value-type="float">
            <text:p>108.171</text:p>
          </table:table-cell>
          <table:table-cell office:value-type="float" office:value="91.7935" calcext:value-type="float">
            <text:p>91.7935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3.677" calcext:value-type="float">
            <text:p>123.677</text:p>
          </table:table-cell>
          <table:table-cell office:value-type="float" office:value="92.0545" calcext:value-type="float">
            <text:p>92.0545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8.164" calcext:value-type="float">
            <text:p>118.164</text:p>
          </table:table-cell>
          <table:table-cell office:value-type="float" office:value="92.4735" calcext:value-type="float">
            <text:p>92.4735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8.024" calcext:value-type="float">
            <text:p>108.024</text:p>
          </table:table-cell>
          <table:table-cell office:value-type="float" office:value="92.8235" calcext:value-type="float">
            <text:p>92.8235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3.616" calcext:value-type="float">
            <text:p>113.616</text:p>
          </table:table-cell>
          <table:table-cell office:value-type="float" office:value="93.1495" calcext:value-type="float">
            <text:p>93.1495</text:p>
          </table:table-cell>
          <table:table-cell office:value-type="float" office:value="196.22" calcext:value-type="float">
            <text:p>196.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1.134" calcext:value-type="float">
            <text:p>111.134</text:p>
          </table:table-cell>
          <table:table-cell office:value-type="float" office:value="93.4007" calcext:value-type="float">
            <text:p>93.4007</text:p>
          </table:table-cell>
          <table:table-cell office:value-type="float" office:value="196.223" calcext:value-type="float">
            <text:p>196.2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8.581" calcext:value-type="float">
            <text:p>148.581</text:p>
          </table:table-cell>
          <table:table-cell office:value-type="float" office:value="93.7832" calcext:value-type="float">
            <text:p>93.7832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2.729" calcext:value-type="float">
            <text:p>112.729</text:p>
          </table:table-cell>
          <table:table-cell office:value-type="float" office:value="94.1332" calcext:value-type="float">
            <text:p>94.1332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8.733" calcext:value-type="float">
            <text:p>108.733</text:p>
          </table:table-cell>
          <table:table-cell office:value-type="float" office:value="94.3832" calcext:value-type="float">
            <text:p>94.3832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9.41" calcext:value-type="float">
            <text:p>109.41</text:p>
          </table:table-cell>
          <table:table-cell office:value-type="float" office:value="94.7411" calcext:value-type="float">
            <text:p>94.7411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4.923" calcext:value-type="float">
            <text:p>114.923</text:p>
          </table:table-cell>
          <table:table-cell office:value-type="float" office:value="94.9562" calcext:value-type="float">
            <text:p>94.9562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1.829" calcext:value-type="float">
            <text:p>121.829</text:p>
          </table:table-cell>
          <table:table-cell office:value-type="float" office:value="95.2821" calcext:value-type="float">
            <text:p>95.2821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6.169" calcext:value-type="float">
            <text:p>136.169</text:p>
          </table:table-cell>
          <table:table-cell office:value-type="float" office:value="95.6023" calcext:value-type="float">
            <text:p>95.6023</text:p>
          </table:table-cell>
          <table:table-cell office:value-type="float" office:value="196.225" calcext:value-type="float">
            <text:p>196.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1.806" calcext:value-type="float">
            <text:p>131.806</text:p>
          </table:table-cell>
          <table:table-cell office:value-type="float" office:value="96.0023" calcext:value-type="float">
            <text:p>96.0023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.91" calcext:value-type="float">
            <text:p>144.91</text:p>
          </table:table-cell>
          <table:table-cell office:value-type="float" office:value="96.3064" calcext:value-type="float">
            <text:p>96.3064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0.113" calcext:value-type="float">
            <text:p>170.113</text:p>
          </table:table-cell>
          <table:table-cell office:value-type="float" office:value="96.6465" calcext:value-type="float">
            <text:p>96.6465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7.597" calcext:value-type="float">
            <text:p>117.597</text:p>
          </table:table-cell>
          <table:table-cell office:value-type="float" office:value="96.9465" calcext:value-type="float">
            <text:p>96.9465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2.111" calcext:value-type="float">
            <text:p>132.111</text:p>
          </table:table-cell>
          <table:table-cell office:value-type="float" office:value="97.226" calcext:value-type="float">
            <text:p>97.226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2.272" calcext:value-type="float">
            <text:p>122.272</text:p>
          </table:table-cell>
          <table:table-cell office:value-type="float" office:value="97.487" calcext:value-type="float">
            <text:p>97.487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3.755" calcext:value-type="float">
            <text:p>113.755</text:p>
          </table:table-cell>
          <table:table-cell office:value-type="float" office:value="97.8129" calcext:value-type="float">
            <text:p>97.81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4.848" calcext:value-type="float">
            <text:p>114.848</text:p>
          </table:table-cell>
          <table:table-cell office:value-type="float" office:value="98.0629" calcext:value-type="float">
            <text:p>98.06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6.16" calcext:value-type="float">
            <text:p>146.16</text:p>
          </table:table-cell>
          <table:table-cell office:value-type="float" office:value="98.3629" calcext:value-type="float">
            <text:p>98.36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1.284" calcext:value-type="float">
            <text:p>121.284</text:p>
          </table:table-cell>
          <table:table-cell office:value-type="float" office:value="98.6629" calcext:value-type="float">
            <text:p>98.66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6.504" calcext:value-type="float">
            <text:p>126.504</text:p>
          </table:table-cell>
          <table:table-cell office:value-type="float" office:value="98.6629" calcext:value-type="float">
            <text:p>98.6629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1.196" calcext:value-type="float">
            <text:p>111.196</text:p>
          </table:table-cell>
          <table:table-cell office:value-type="float" office:value="99.338" calcext:value-type="float">
            <text:p>99.338</text:p>
          </table:table-cell>
          <table:table-cell office:value-type="float" office:value="197.565" calcext:value-type="float">
            <text:p>197.5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4.654" calcext:value-type="float">
            <text:p>124.654</text:p>
          </table:table-cell>
          <table:table-cell office:value-type="float" office:value="99.688" calcext:value-type="float">
            <text:p>99.688</text:p>
          </table:table-cell>
          <table:table-cell office:value-type="float" office:value="197.563" calcext:value-type="float">
            <text:p>197.5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9.843" calcext:value-type="float">
            <text:p>119.843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97.563" calcext:value-type="float">
            <text:p>197.5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8.391" calcext:value-type="float">
            <text:p>128.391</text:p>
          </table:table-cell>
          <table:table-cell office:value-type="float" office:value="100.326" calcext:value-type="float">
            <text:p>100.326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6.754" calcext:value-type="float">
            <text:p>126.754</text:p>
          </table:table-cell>
          <table:table-cell office:value-type="float" office:value="100.626" calcext:value-type="float">
            <text:p>100.626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0.591" calcext:value-type="float">
            <text:p>140.591</text:p>
          </table:table-cell>
          <table:table-cell office:value-type="float" office:value="100.626" calcext:value-type="float">
            <text:p>100.626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3.027" calcext:value-type="float">
            <text:p>123.027</text:p>
          </table:table-cell>
          <table:table-cell office:value-type="float" office:value="101.226" calcext:value-type="float">
            <text:p>101.226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8.576" calcext:value-type="float">
            <text:p>118.576</text:p>
          </table:table-cell>
          <table:table-cell office:value-type="float" office:value="101.607" calcext:value-type="float">
            <text:p>101.607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2.618" calcext:value-type="float">
            <text:p>112.618</text:p>
          </table:table-cell>
          <table:table-cell office:value-type="float" office:value="101.958" calcext:value-type="float">
            <text:p>101.958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9.777" calcext:value-type="float">
            <text:p>119.777</text:p>
          </table:table-cell>
          <table:table-cell office:value-type="float" office:value="102.228" calcext:value-type="float">
            <text:p>102.228</text:p>
          </table:table-cell>
          <table:table-cell office:value-type="float" office:value="198.058" calcext:value-type="float">
            <text:p>198.0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8.712" calcext:value-type="float">
            <text:p>118.712</text:p>
          </table:table-cell>
          <table:table-cell office:value-type="float" office:value="102.586" calcext:value-type="float">
            <text:p>102.586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7.251" calcext:value-type="float">
            <text:p>117.251</text:p>
          </table:table-cell>
          <table:table-cell office:value-type="float" office:value="102.886" calcext:value-type="float">
            <text:p>102.886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8.698" calcext:value-type="float">
            <text:p>108.698</text:p>
          </table:table-cell>
          <table:table-cell office:value-type="float" office:value="103.255" calcext:value-type="float">
            <text:p>103.255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9.574" calcext:value-type="float">
            <text:p>179.574</text:p>
          </table:table-cell>
          <table:table-cell office:value-type="float" office:value="103.469" calcext:value-type="float">
            <text:p>103.469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0.726" calcext:value-type="float">
            <text:p>120.726</text:p>
          </table:table-cell>
          <table:table-cell office:value-type="float" office:value="103.823" calcext:value-type="float">
            <text:p>103.823</text:p>
          </table:table-cell>
          <table:table-cell office:value-type="float" office:value="198.52" calcext:value-type="float">
            <text:p>198.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2.328" calcext:value-type="float">
            <text:p>122.328</text:p>
          </table:table-cell>
          <table:table-cell office:value-type="float" office:value="104.123" calcext:value-type="float">
            <text:p>104.123</text:p>
          </table:table-cell>
          <table:table-cell office:value-type="float" office:value="198.92" calcext:value-type="float">
            <text:p>198.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2.453" calcext:value-type="float">
            <text:p>122.453</text:p>
          </table:table-cell>
          <table:table-cell office:value-type="float" office:value="104.336" calcext:value-type="float">
            <text:p>104.336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8.916" calcext:value-type="float">
            <text:p>128.916</text:p>
          </table:table-cell>
          <table:table-cell office:value-type="float" office:value="104.736" calcext:value-type="float">
            <text:p>104.736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4.769" calcext:value-type="float">
            <text:p>114.769</text:p>
          </table:table-cell>
          <table:table-cell office:value-type="float" office:value="104.938" calcext:value-type="float">
            <text:p>104.938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3.901" calcext:value-type="float">
            <text:p>123.901</text:p>
          </table:table-cell>
          <table:table-cell office:value-type="float" office:value="104.938" calcext:value-type="float">
            <text:p>104.938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6.922" calcext:value-type="float">
            <text:p>116.922</text:p>
          </table:table-cell>
          <table:table-cell office:value-type="float" office:value="105.653" calcext:value-type="float">
            <text:p>105.653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0.44" calcext:value-type="float">
            <text:p>120.44</text:p>
          </table:table-cell>
          <table:table-cell office:value-type="float" office:value="106.01" calcext:value-type="float">
            <text:p>106.01</text:p>
          </table:table-cell>
          <table:table-cell office:value-type="float" office:value="198.918" calcext:value-type="float">
            <text:p>198.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2.515" calcext:value-type="float">
            <text:p>122.515</text:p>
          </table:table-cell>
          <table:table-cell office:value-type="float" office:value="106.311" calcext:value-type="float">
            <text:p>106.311</text:p>
          </table:table-cell>
          <table:table-cell office:value-type="float" office:value="198.92" calcext:value-type="float">
            <text:p>198.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0.792" calcext:value-type="float">
            <text:p>130.792</text:p>
          </table:table-cell>
          <table:table-cell office:value-type="float" office:value="106.611" calcext:value-type="float">
            <text:p>106.611</text:p>
          </table:table-cell>
          <table:table-cell office:value-type="float" office:value="198.915" calcext:value-type="float">
            <text:p>198.9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106.874" calcext:value-type="float">
            <text:p>106.874</text:p>
          </table:table-cell>
          <table:table-cell office:value-type="float" office:value="198.135" calcext:value-type="float">
            <text:p>198.1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3.731" calcext:value-type="float">
            <text:p>173.731</text:p>
          </table:table-cell>
          <table:table-cell office:value-type="float" office:value="107.224" calcext:value-type="float">
            <text:p>107.224</text:p>
          </table:table-cell>
          <table:table-cell office:value-type="float" office:value="198.338" calcext:value-type="float">
            <text:p>198.3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0.839" calcext:value-type="float">
            <text:p>140.839</text:p>
          </table:table-cell>
          <table:table-cell office:value-type="float" office:value="107.451" calcext:value-type="float">
            <text:p>107.451</text:p>
          </table:table-cell>
          <table:table-cell office:value-type="float" office:value="198.233" calcext:value-type="float">
            <text:p>198.2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4.462" calcext:value-type="float">
            <text:p>114.462</text:p>
          </table:table-cell>
          <table:table-cell office:value-type="float" office:value="107.451" calcext:value-type="float">
            <text:p>107.451</text:p>
          </table:table-cell>
          <table:table-cell office:value-type="float" office:value="197.975" calcext:value-type="float">
            <text:p>197.9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5.962" calcext:value-type="float">
            <text:p>135.962</text:p>
          </table:table-cell>
          <table:table-cell office:value-type="float" office:value="108.081" calcext:value-type="float">
            <text:p>108.081</text:p>
          </table:table-cell>
          <table:table-cell office:value-type="float" office:value="197.975" calcext:value-type="float">
            <text:p>197.9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4.345" calcext:value-type="float">
            <text:p>114.345</text:p>
          </table:table-cell>
          <table:table-cell office:value-type="float" office:value="108.081" calcext:value-type="float">
            <text:p>108.081</text:p>
          </table:table-cell>
          <table:table-cell office:value-type="float" office:value="197.975" calcext:value-type="float">
            <text:p>197.9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5.894" calcext:value-type="float">
            <text:p>115.894</text:p>
          </table:table-cell>
          <table:table-cell office:value-type="float" office:value="108.58" calcext:value-type="float">
            <text:p>108.58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1.432" calcext:value-type="float">
            <text:p>111.432</text:p>
          </table:table-cell>
          <table:table-cell office:value-type="float" office:value="108.725" calcext:value-type="float">
            <text:p>108.725</text:p>
          </table:table-cell>
          <table:table-cell office:value-type="float" office:value="197.348" calcext:value-type="float">
            <text:p>197.3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3.329" calcext:value-type="float">
            <text:p>123.329</text:p>
          </table:table-cell>
          <table:table-cell office:value-type="float" office:value="109.377" calcext:value-type="float">
            <text:p>109.377</text:p>
          </table:table-cell>
          <table:table-cell office:value-type="float" office:value="197.378" calcext:value-type="float">
            <text:p>197.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4.185" calcext:value-type="float">
            <text:p>114.185</text:p>
          </table:table-cell>
          <table:table-cell office:value-type="float" office:value="109.678" calcext:value-type="float">
            <text:p>109.678</text:p>
          </table:table-cell>
          <table:table-cell office:value-type="float" office:value="197.385" calcext:value-type="float">
            <text:p>197.3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8.697" calcext:value-type="float">
            <text:p>118.697</text:p>
          </table:table-cell>
          <table:table-cell office:value-type="float" office:value="109.893" calcext:value-type="float">
            <text:p>109.893</text:p>
          </table:table-cell>
          <table:table-cell office:value-type="float" office:value="197.388" calcext:value-type="float">
            <text:p>197.38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6.252" calcext:value-type="float">
            <text:p>126.252</text:p>
          </table:table-cell>
          <table:table-cell office:value-type="float" office:value="110.093" calcext:value-type="float">
            <text:p>110.093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9.799" calcext:value-type="float">
            <text:p>129.799</text:p>
          </table:table-cell>
          <table:table-cell office:value-type="float" office:value="110.465" calcext:value-type="float">
            <text:p>110.465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9.362" calcext:value-type="float">
            <text:p>109.362</text:p>
          </table:table-cell>
          <table:table-cell office:value-type="float" office:value="110.799" calcext:value-type="float">
            <text:p>110.799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4.7" calcext:value-type="float">
            <text:p>134.7</text:p>
          </table:table-cell>
          <table:table-cell office:value-type="float" office:value="111.069" calcext:value-type="float">
            <text:p>111.069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5.487" calcext:value-type="float">
            <text:p>125.487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6.988" calcext:value-type="float">
            <text:p>116.988</text:p>
          </table:table-cell>
          <table:table-cell office:value-type="float" office:value="111.571" calcext:value-type="float">
            <text:p>111.571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0.727" calcext:value-type="float">
            <text:p>150.727</text:p>
          </table:table-cell>
          <table:table-cell office:value-type="float" office:value="111.88" calcext:value-type="float">
            <text:p>111.88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32.79" calcext:value-type="float">
            <text:p>132.79</text:p>
          </table:table-cell>
          <table:table-cell office:value-type="float" office:value="111.88" calcext:value-type="float">
            <text:p>111.88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9.895" calcext:value-type="float">
            <text:p>129.895</text:p>
          </table:table-cell>
          <table:table-cell office:value-type="float" office:value="112.475" calcext:value-type="float">
            <text:p>112.475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4.441" calcext:value-type="float">
            <text:p>134.441</text:p>
          </table:table-cell>
          <table:table-cell office:value-type="float" office:value="112.705" calcext:value-type="float">
            <text:p>112.705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4.819" calcext:value-type="float">
            <text:p>114.819</text:p>
          </table:table-cell>
          <table:table-cell office:value-type="float" office:value="113.03" calcext:value-type="float">
            <text:p>113.03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6.892" calcext:value-type="float">
            <text:p>116.892</text:p>
          </table:table-cell>
          <table:table-cell office:value-type="float" office:value="113.243" calcext:value-type="float">
            <text:p>113.243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2.768" calcext:value-type="float">
            <text:p>142.768</text:p>
          </table:table-cell>
          <table:table-cell office:value-type="float" office:value="113.566" calcext:value-type="float">
            <text:p>113.566</text:p>
          </table:table-cell>
          <table:table-cell office:value-type="float" office:value="198.905" calcext:value-type="float">
            <text:p>198.9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5.309" calcext:value-type="float">
            <text:p>115.309</text:p>
          </table:table-cell>
          <table:table-cell office:value-type="float" office:value="113.816" calcext:value-type="float">
            <text:p>113.816</text:p>
          </table:table-cell>
          <table:table-cell office:value-type="float" office:value="198.905" calcext:value-type="float">
            <text:p>198.9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3.17" calcext:value-type="float">
            <text:p>123.17</text:p>
          </table:table-cell>
          <table:table-cell office:value-type="float" office:value="114.166" calcext:value-type="float">
            <text:p>114.166</text:p>
          </table:table-cell>
          <table:table-cell office:value-type="float" office:value="198.903" calcext:value-type="float">
            <text:p>198.90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0.579" calcext:value-type="float">
            <text:p>120.579</text:p>
          </table:table-cell>
          <table:table-cell office:value-type="float" office:value="114.503" calcext:value-type="float">
            <text:p>114.503</text:p>
          </table:table-cell>
          <table:table-cell office:value-type="float" office:value="198.9" calcext:value-type="float">
            <text:p>198.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6.699" calcext:value-type="float">
            <text:p>116.699</text:p>
          </table:table-cell>
          <table:table-cell office:value-type="float" office:value="114.803" calcext:value-type="float">
            <text:p>114.803</text:p>
          </table:table-cell>
          <table:table-cell office:value-type="float" office:value="198.9" calcext:value-type="float">
            <text:p>198.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4.714" calcext:value-type="float">
            <text:p>124.714</text:p>
          </table:table-cell>
          <table:table-cell office:value-type="float" office:value="115.009" calcext:value-type="float">
            <text:p>115.009</text:p>
          </table:table-cell>
          <table:table-cell office:value-type="float" office:value="198.893" calcext:value-type="float">
            <text:p>198.8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68.658" calcext:value-type="float">
            <text:p>168.658</text:p>
          </table:table-cell>
          <table:table-cell office:value-type="float" office:value="115.31" calcext:value-type="float">
            <text:p>115.31</text:p>
          </table:table-cell>
          <table:table-cell office:value-type="float" office:value="198.89" calcext:value-type="float">
            <text:p>198.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0.774" calcext:value-type="float">
            <text:p>130.774</text:p>
          </table:table-cell>
          <table:table-cell office:value-type="float" office:value="115.623" calcext:value-type="float">
            <text:p>115.623</text:p>
          </table:table-cell>
          <table:table-cell office:value-type="float" office:value="198.89" calcext:value-type="float">
            <text:p>198.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6.272" calcext:value-type="float">
            <text:p>126.272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198.89" calcext:value-type="float">
            <text:p>198.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2.55" calcext:value-type="float">
            <text:p>112.55</text:p>
          </table:table-cell>
          <table:table-cell office:value-type="float" office:value="116.163" calcext:value-type="float">
            <text:p>116.163</text:p>
          </table:table-cell>
          <table:table-cell office:value-type="float" office:value="198.148" calcext:value-type="float">
            <text:p>198.1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2.72" calcext:value-type="float">
            <text:p>122.72</text:p>
          </table:table-cell>
          <table:table-cell office:value-type="float" office:value="116.386" calcext:value-type="float">
            <text:p>116.386</text:p>
          </table:table-cell>
          <table:table-cell office:value-type="float" office:value="198.125" calcext:value-type="float">
            <text:p>198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0.829" calcext:value-type="float">
            <text:p>140.829</text:p>
          </table:table-cell>
          <table:table-cell office:value-type="float" office:value="116.786" calcext:value-type="float">
            <text:p>116.786</text:p>
          </table:table-cell>
          <table:table-cell office:value-type="float" office:value="198.125" calcext:value-type="float">
            <text:p>198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7.934" calcext:value-type="float">
            <text:p>117.934</text:p>
          </table:table-cell>
          <table:table-cell office:value-type="float" office:value="117.066" calcext:value-type="float">
            <text:p>117.066</text:p>
          </table:table-cell>
          <table:table-cell office:value-type="float" office:value="198.125" calcext:value-type="float">
            <text:p>198.1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3.405" calcext:value-type="float">
            <text:p>173.405</text:p>
          </table:table-cell>
          <table:table-cell office:value-type="float" office:value="117.191" calcext:value-type="float">
            <text:p>117.191</text:p>
          </table:table-cell>
          <table:table-cell office:value-type="float" office:value="198.123" calcext:value-type="float">
            <text:p>198.1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1.342" calcext:value-type="float">
            <text:p>131.342</text:p>
          </table:table-cell>
          <table:table-cell office:value-type="float" office:value="117.5" calcext:value-type="float">
            <text:p>117.5</text:p>
          </table:table-cell>
          <table:table-cell office:value-type="float" office:value="198.123" calcext:value-type="float">
            <text:p>198.1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9.965" calcext:value-type="float">
            <text:p>119.965</text:p>
          </table:table-cell>
          <table:table-cell office:value-type="float" office:value="117.825" calcext:value-type="float">
            <text:p>117.825</text:p>
          </table:table-cell>
          <table:table-cell office:value-type="float" office:value="198.13" calcext:value-type="float">
            <text:p>198.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8.76" calcext:value-type="float">
            <text:p>128.76</text:p>
          </table:table-cell>
          <table:table-cell office:value-type="float" office:value="118.025" calcext:value-type="float">
            <text:p>118.025</text:p>
          </table:table-cell>
          <table:table-cell office:value-type="float" office:value="198.14" calcext:value-type="float">
            <text:p>198.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9.953" calcext:value-type="float">
            <text:p>129.953</text:p>
          </table:table-cell>
          <table:table-cell office:value-type="float" office:value="118.326" calcext:value-type="float">
            <text:p>118.326</text:p>
          </table:table-cell>
          <table:table-cell office:value-type="float" office:value="198.135" calcext:value-type="float">
            <text:p>198.1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2.091" calcext:value-type="float">
            <text:p>122.091</text:p>
          </table:table-cell>
          <table:table-cell office:value-type="float" office:value="118.63" calcext:value-type="float">
            <text:p>118.63</text:p>
          </table:table-cell>
          <table:table-cell office:value-type="float" office:value="198.13" calcext:value-type="float">
            <text:p>198.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5.103" calcext:value-type="float">
            <text:p>125.103</text:p>
          </table:table-cell>
          <table:table-cell office:value-type="float" office:value="118.98" calcext:value-type="float">
            <text:p>118.98</text:p>
          </table:table-cell>
          <table:table-cell office:value-type="float" office:value="198.13" calcext:value-type="float">
            <text:p>198.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9.324" calcext:value-type="float">
            <text:p>129.324</text:p>
          </table:table-cell>
          <table:table-cell office:value-type="float" office:value="119.23" calcext:value-type="float">
            <text:p>119.23</text:p>
          </table:table-cell>
          <table:table-cell office:value-type="float" office:value="198.13" calcext:value-type="float">
            <text:p>198.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0.617" calcext:value-type="float">
            <text:p>150.617</text:p>
          </table:table-cell>
          <table:table-cell office:value-type="float" office:value="119.23" calcext:value-type="float">
            <text:p>119.23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7.246" calcext:value-type="float">
            <text:p>117.246</text:p>
          </table:table-cell>
          <table:table-cell office:value-type="float" office:value="119.675" calcext:value-type="float">
            <text:p>119.675</text:p>
          </table:table-cell>
          <table:table-cell office:value-type="float" office:value="198.128" calcext:value-type="float">
            <text:p>198.1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6.076" calcext:value-type="float">
            <text:p>156.076</text:p>
          </table:table-cell>
          <table:table-cell office:value-type="float" office:value="120" calcext:value-type="float">
            <text:p>120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6.594" calcext:value-type="float">
            <text:p>136.594</text:p>
          </table:table-cell>
          <table:table-cell office:value-type="float" office:value="120.25" calcext:value-type="float">
            <text:p>120.25</text:p>
          </table:table-cell>
          <table:table-cell office:value-type="float" office:value="198.145" calcext:value-type="float">
            <text:p>198.1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7.215" calcext:value-type="float">
            <text:p>187.215</text:p>
          </table:table-cell>
          <table:table-cell office:value-type="float" office:value="120.608" calcext:value-type="float">
            <text:p>120.608</text:p>
          </table:table-cell>
          <table:table-cell office:value-type="float" office:value="198.145" calcext:value-type="float">
            <text:p>198.1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7.255" calcext:value-type="float">
            <text:p>117.255</text:p>
          </table:table-cell>
          <table:table-cell office:value-type="float" office:value="120.909" calcext:value-type="float">
            <text:p>120.909</text:p>
          </table:table-cell>
          <table:table-cell office:value-type="float" office:value="198.153" calcext:value-type="float">
            <text:p>198.15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74.319" calcext:value-type="float">
            <text:p>174.319</text:p>
          </table:table-cell>
          <table:table-cell office:value-type="float" office:value="121.184" calcext:value-type="float">
            <text:p>121.184</text:p>
          </table:table-cell>
          <table:table-cell office:value-type="float" office:value="198.155" calcext:value-type="float">
            <text:p>198.1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62.301" calcext:value-type="float">
            <text:p>162.301</text:p>
          </table:table-cell>
          <table:table-cell office:value-type="float" office:value="121.51" calcext:value-type="float">
            <text:p>121.51</text:p>
          </table:table-cell>
          <table:table-cell office:value-type="float" office:value="198.103" calcext:value-type="float">
            <text:p>198.1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2.032" calcext:value-type="float">
            <text:p>122.032</text:p>
          </table:table-cell>
          <table:table-cell office:value-type="float" office:value="121.91" calcext:value-type="float">
            <text:p>121.91</text:p>
          </table:table-cell>
          <table:table-cell office:value-type="float" office:value="198.103" calcext:value-type="float">
            <text:p>198.1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7.35" calcext:value-type="float">
            <text:p>127.35</text:p>
          </table:table-cell>
          <table:table-cell office:value-type="float" office:value="122.285" calcext:value-type="float">
            <text:p>122.285</text:p>
          </table:table-cell>
          <table:table-cell office:value-type="float" office:value="198.108" calcext:value-type="float">
            <text:p>198.1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6.62" calcext:value-type="float">
            <text:p>156.62</text:p>
          </table:table-cell>
          <table:table-cell office:value-type="float" office:value="122.536" calcext:value-type="float">
            <text:p>122.536</text:p>
          </table:table-cell>
          <table:table-cell office:value-type="float" office:value="198.11" calcext:value-type="float">
            <text:p>198.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3.12" calcext:value-type="float">
            <text:p>123.12</text:p>
          </table:table-cell>
          <table:table-cell office:value-type="float" office:value="122.908" calcext:value-type="float">
            <text:p>122.908</text:p>
          </table:table-cell>
          <table:table-cell office:value-type="float" office:value="198.113" calcext:value-type="float">
            <text:p>198.1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9.667" calcext:value-type="float">
            <text:p>119.667</text:p>
          </table:table-cell>
          <table:table-cell office:value-type="float" office:value="123.145" calcext:value-type="float">
            <text:p>123.145</text:p>
          </table:table-cell>
          <table:table-cell office:value-type="float" office:value="198.115" calcext:value-type="float">
            <text:p>198.1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0.1" calcext:value-type="float">
            <text:p>110.1</text:p>
          </table:table-cell>
          <table:table-cell office:value-type="float" office:value="123.454" calcext:value-type="float">
            <text:p>123.454</text:p>
          </table:table-cell>
          <table:table-cell office:value-type="float" office:value="198.115" calcext:value-type="float">
            <text:p>198.1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23.755" calcext:value-type="float">
            <text:p>123.755</text:p>
          </table:table-cell>
          <table:table-cell office:value-type="float" office:value="198.115" calcext:value-type="float">
            <text:p>198.1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3.772" calcext:value-type="float">
            <text:p>113.772</text:p>
          </table:table-cell>
          <table:table-cell office:value-type="float" office:value="124.04" calcext:value-type="float">
            <text:p>124.04</text:p>
          </table:table-cell>
          <table:table-cell office:value-type="float" office:value="198.123" calcext:value-type="float">
            <text:p>198.1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6.896" calcext:value-type="float">
            <text:p>116.896</text:p>
          </table:table-cell>
          <table:table-cell office:value-type="float" office:value="124.267" calcext:value-type="float">
            <text:p>124.267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124.419" calcext:value-type="float">
            <text:p>124.419</text:p>
          </table:table-cell>
          <table:table-cell office:value-type="float" office:value="198.133" calcext:value-type="float">
            <text:p>198.1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6.752" calcext:value-type="float">
            <text:p>186.752</text:p>
          </table:table-cell>
          <table:table-cell office:value-type="float" office:value="124.544" calcext:value-type="float">
            <text:p>124.544</text:p>
          </table:table-cell>
          <table:table-cell office:value-type="float" office:value="198.14" calcext:value-type="float">
            <text:p>198.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0.29" calcext:value-type="float">
            <text:p>180.29</text:p>
          </table:table-cell>
          <table:table-cell office:value-type="float" office:value="124.544" calcext:value-type="float">
            <text:p>124.544</text:p>
          </table:table-cell>
          <table:table-cell office:value-type="float" office:value="198.143" calcext:value-type="float">
            <text:p>198.1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4.452" calcext:value-type="float">
            <text:p>114.452</text:p>
          </table:table-cell>
          <table:table-cell office:value-type="float" office:value="125.078" calcext:value-type="float">
            <text:p>125.078</text:p>
          </table:table-cell>
          <table:table-cell office:value-type="float" office:value="198.148" calcext:value-type="float">
            <text:p>198.1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8.856" calcext:value-type="float">
            <text:p>118.856</text:p>
          </table:table-cell>
          <table:table-cell office:value-type="float" office:value="125.378" calcext:value-type="float">
            <text:p>125.378</text:p>
          </table:table-cell>
          <table:table-cell office:value-type="float" office:value="198.155" calcext:value-type="float">
            <text:p>198.1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5.692" calcext:value-type="float">
            <text:p>185.692</text:p>
          </table:table-cell>
          <table:table-cell office:value-type="float" office:value="125.378" calcext:value-type="float">
            <text:p>125.378</text:p>
          </table:table-cell>
          <table:table-cell office:value-type="float" office:value="198.165" calcext:value-type="float">
            <text:p>198.1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86.565" calcext:value-type="float">
            <text:p>186.565</text:p>
          </table:table-cell>
          <table:table-cell office:value-type="float" office:value="126.02" calcext:value-type="float">
            <text:p>126.02</text:p>
          </table:table-cell>
          <table:table-cell office:value-type="float" office:value="198.173" calcext:value-type="float">
            <text:p>198.17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5.656" calcext:value-type="float">
            <text:p>125.656</text:p>
          </table:table-cell>
          <table:table-cell office:value-type="float" office:value="126.329" calcext:value-type="float">
            <text:p>126.329</text:p>
          </table:table-cell>
          <table:table-cell office:value-type="float" office:value="198.19" calcext:value-type="float">
            <text:p>198.1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0.304" calcext:value-type="float">
            <text:p>130.304</text:p>
          </table:table-cell>
          <table:table-cell office:value-type="float" office:value="126.329" calcext:value-type="float">
            <text:p>126.329</text:p>
          </table:table-cell>
          <table:table-cell office:value-type="float" office:value="198.215" calcext:value-type="float">
            <text:p>198.2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5.829" calcext:value-type="float">
            <text:p>125.829</text:p>
          </table:table-cell>
          <table:table-cell office:value-type="float" office:value="126.929" calcext:value-type="float">
            <text:p>126.929</text:p>
          </table:table-cell>
          <table:table-cell office:value-type="float" office:value="198.24" calcext:value-type="float">
            <text:p>198.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7.066" calcext:value-type="float">
            <text:p>167.066</text:p>
          </table:table-cell>
          <table:table-cell office:value-type="float" office:value="127.229" calcext:value-type="float">
            <text:p>127.229</text:p>
          </table:table-cell>
          <table:table-cell office:value-type="float" office:value="198.253" calcext:value-type="float">
            <text:p>198.2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5.756" calcext:value-type="float">
            <text:p>125.756</text:p>
          </table:table-cell>
          <table:table-cell office:value-type="float" office:value="127.229" calcext:value-type="float">
            <text:p>127.229</text:p>
          </table:table-cell>
          <table:table-cell office:value-type="float" office:value="198.268" calcext:value-type="float">
            <text:p>198.2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34.798" calcext:value-type="float">
            <text:p>134.798</text:p>
          </table:table-cell>
          <table:table-cell office:value-type="float" office:value="127.529" calcext:value-type="float">
            <text:p>127.529</text:p>
          </table:table-cell>
          <table:table-cell office:value-type="float" office:value="198.268" calcext:value-type="float">
            <text:p>198.2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0.693" calcext:value-type="float">
            <text:p>120.693</text:p>
          </table:table-cell>
          <table:table-cell office:value-type="float" office:value="128.144" calcext:value-type="float">
            <text:p>128.144</text:p>
          </table:table-cell>
          <table:table-cell office:value-type="float" office:value="198.955" calcext:value-type="float">
            <text:p>198.9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4.429" calcext:value-type="float">
            <text:p>164.429</text:p>
          </table:table-cell>
          <table:table-cell office:value-type="float" office:value="128.495" calcext:value-type="float">
            <text:p>128.495</text:p>
          </table:table-cell>
          <table:table-cell office:value-type="float" office:value="198.953" calcext:value-type="float">
            <text:p>198.9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9.913" calcext:value-type="float">
            <text:p>119.913</text:p>
          </table:table-cell>
          <table:table-cell office:value-type="float" office:value="128.495" calcext:value-type="float">
            <text:p>128.495</text:p>
          </table:table-cell>
          <table:table-cell office:value-type="float" office:value="198.953" calcext:value-type="float">
            <text:p>198.9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0.054" calcext:value-type="float">
            <text:p>120.054</text:p>
          </table:table-cell>
          <table:table-cell office:value-type="float" office:value="129.085" calcext:value-type="float">
            <text:p>129.085</text:p>
          </table:table-cell>
          <table:table-cell office:value-type="float" office:value="198.953" calcext:value-type="float">
            <text:p>198.9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129.364" calcext:value-type="float">
            <text:p>129.364</text:p>
          </table:table-cell>
          <table:table-cell office:value-type="float" office:value="198.95" calcext:value-type="float">
            <text:p>198.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8.54" calcext:value-type="float">
            <text:p>118.54</text:p>
          </table:table-cell>
          <table:table-cell office:value-type="float" office:value="129.94" calcext:value-type="float">
            <text:p>129.94</text:p>
          </table:table-cell>
          <table:table-cell office:value-type="float" office:value="199.073" calcext:value-type="float">
            <text:p>199.07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1.611" calcext:value-type="float">
            <text:p>121.611</text:p>
          </table:table-cell>
          <table:table-cell office:value-type="float" office:value="130.117" calcext:value-type="float">
            <text:p>130.117</text:p>
          </table:table-cell>
          <table:table-cell office:value-type="float" office:value="198.895" calcext:value-type="float">
            <text:p>198.8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6.512" calcext:value-type="float">
            <text:p>126.512</text:p>
          </table:table-cell>
          <table:table-cell office:value-type="float" office:value="130.342" calcext:value-type="float">
            <text:p>130.342</text:p>
          </table:table-cell>
          <table:table-cell office:value-type="float" office:value="198.835" calcext:value-type="float">
            <text:p>198.8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5.041" calcext:value-type="float">
            <text:p>115.041</text:p>
          </table:table-cell>
          <table:table-cell office:value-type="float" office:value="130.567" calcext:value-type="float">
            <text:p>130.567</text:p>
          </table:table-cell>
          <table:table-cell office:value-type="float" office:value="198.798" calcext:value-type="float">
            <text:p>198.79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72.293" calcext:value-type="float">
            <text:p>172.293</text:p>
          </table:table-cell>
          <table:table-cell office:value-type="float" office:value="130.767" calcext:value-type="float">
            <text:p>130.767</text:p>
          </table:table-cell>
          <table:table-cell office:value-type="float" office:value="198.793" calcext:value-type="float">
            <text:p>198.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0.179" calcext:value-type="float">
            <text:p>110.179</text:p>
          </table:table-cell>
          <table:table-cell office:value-type="float" office:value="131.167" calcext:value-type="float">
            <text:p>131.167</text:p>
          </table:table-cell>
          <table:table-cell office:value-type="float" office:value="198.793" calcext:value-type="float">
            <text:p>198.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5.043" calcext:value-type="float">
            <text:p>125.043</text:p>
          </table:table-cell>
          <table:table-cell office:value-type="float" office:value="131.367" calcext:value-type="float">
            <text:p>131.367</text:p>
          </table:table-cell>
          <table:table-cell office:value-type="float" office:value="200.073" calcext:value-type="float">
            <text:p>200.07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5.78" calcext:value-type="float">
            <text:p>115.78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200.428" calcext:value-type="float">
            <text:p>200.4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2.127" calcext:value-type="float">
            <text:p>132.127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200.428" calcext:value-type="float">
            <text:p>200.4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0.285" calcext:value-type="float">
            <text:p>110.285</text:p>
          </table:table-cell>
          <table:table-cell office:value-type="float" office:value="132.118" calcext:value-type="float">
            <text:p>132.118</text:p>
          </table:table-cell>
          <table:table-cell office:value-type="float" office:value="201.053" calcext:value-type="float">
            <text:p>201.0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9.221" calcext:value-type="float">
            <text:p>129.221</text:p>
          </table:table-cell>
          <table:table-cell office:value-type="float" office:value="132.118" calcext:value-type="float">
            <text:p>132.118</text:p>
          </table:table-cell>
          <table:table-cell office:value-type="float" office:value="201.05" calcext:value-type="float">
            <text:p>201.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32.743" calcext:value-type="float">
            <text:p>132.743</text:p>
          </table:table-cell>
          <table:table-cell office:value-type="float" office:value="202.938" calcext:value-type="float">
            <text:p>202.9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1.861" calcext:value-type="float">
            <text:p>121.861</text:p>
          </table:table-cell>
          <table:table-cell office:value-type="float" office:value="133.093" calcext:value-type="float">
            <text:p>133.093</text:p>
          </table:table-cell>
          <table:table-cell office:value-type="float" office:value="202.91" calcext:value-type="float">
            <text:p>202.9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9.216" calcext:value-type="float">
            <text:p>129.216</text:p>
          </table:table-cell>
          <table:table-cell office:value-type="float" office:value="133.343" calcext:value-type="float">
            <text:p>133.343</text:p>
          </table:table-cell>
          <table:table-cell office:value-type="float" office:value="203.513" calcext:value-type="float">
            <text:p>203.5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133.679" calcext:value-type="float">
            <text:p>133.679</text:p>
          </table:table-cell>
          <table:table-cell office:value-type="float" office:value="203.513" calcext:value-type="float">
            <text:p>203.5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9.344" calcext:value-type="float">
            <text:p>139.344</text:p>
          </table:table-cell>
          <table:table-cell office:value-type="float" office:value="133.94" calcext:value-type="float">
            <text:p>133.94</text:p>
          </table:table-cell>
          <table:table-cell office:value-type="float" office:value="203.91" calcext:value-type="float">
            <text:p>203.9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1.3" calcext:value-type="float">
            <text:p>151.3</text:p>
          </table:table-cell>
          <table:table-cell office:value-type="float" office:value="134.153" calcext:value-type="float">
            <text:p>134.153</text:p>
          </table:table-cell>
          <table:table-cell office:value-type="float" office:value="203.908" calcext:value-type="float">
            <text:p>203.9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3.61" calcext:value-type="float">
            <text:p>193.61</text:p>
          </table:table-cell>
          <table:table-cell office:value-type="float" office:value="134.445" calcext:value-type="float">
            <text:p>134.445</text:p>
          </table:table-cell>
          <table:table-cell office:value-type="float" office:value="203.9" calcext:value-type="float">
            <text:p>203.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64.895" calcext:value-type="float">
            <text:p>164.895</text:p>
          </table:table-cell>
          <table:table-cell office:value-type="float" office:value="134.445" calcext:value-type="float">
            <text:p>134.445</text:p>
          </table:table-cell>
          <table:table-cell office:value-type="float" office:value="202.135" calcext:value-type="float">
            <text:p>202.13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4.654" calcext:value-type="float">
            <text:p>124.654</text:p>
          </table:table-cell>
          <table:table-cell office:value-type="float" office:value="135.623" calcext:value-type="float">
            <text:p>135.623</text:p>
          </table:table-cell>
          <table:table-cell office:value-type="float" office:value="201.85" calcext:value-type="float">
            <text:p>201.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1.172" calcext:value-type="float">
            <text:p>121.172</text:p>
          </table:table-cell>
          <table:table-cell office:value-type="float" office:value="136.059" calcext:value-type="float">
            <text:p>136.059</text:p>
          </table:table-cell>
          <table:table-cell office:value-type="float" office:value="203.03" calcext:value-type="float">
            <text:p>203.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9.589" calcext:value-type="float">
            <text:p>129.589</text:p>
          </table:table-cell>
          <table:table-cell office:value-type="float" office:value="136.384" calcext:value-type="float">
            <text:p>136.384</text:p>
          </table:table-cell>
          <table:table-cell office:value-type="float" office:value="204.27" calcext:value-type="float">
            <text:p>204.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9.659" calcext:value-type="float">
            <text:p>129.659</text:p>
          </table:table-cell>
          <table:table-cell office:value-type="float" office:value="136.734" calcext:value-type="float">
            <text:p>136.734</text:p>
          </table:table-cell>
          <table:table-cell office:value-type="float" office:value="206.053" calcext:value-type="float">
            <text:p>206.0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7.131" calcext:value-type="float">
            <text:p>127.131</text:p>
          </table:table-cell>
          <table:table-cell office:value-type="float" office:value="137.009" calcext:value-type="float">
            <text:p>137.009</text:p>
          </table:table-cell>
          <table:table-cell office:value-type="float" office:value="207.338" calcext:value-type="float">
            <text:p>207.3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9.031" calcext:value-type="float">
            <text:p>169.031</text:p>
          </table:table-cell>
          <table:table-cell office:value-type="float" office:value="137.335" calcext:value-type="float">
            <text:p>137.335</text:p>
          </table:table-cell>
          <table:table-cell office:value-type="float" office:value="208.388" calcext:value-type="float">
            <text:p>208.3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3.48" calcext:value-type="float">
            <text:p>193.48</text:p>
          </table:table-cell>
          <table:table-cell office:value-type="float" office:value="137.585" calcext:value-type="float">
            <text:p>137.585</text:p>
          </table:table-cell>
          <table:table-cell office:value-type="float" office:value="209.275" calcext:value-type="float">
            <text:p>209.2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9.291" calcext:value-type="float">
            <text:p>119.291</text:p>
          </table:table-cell>
          <table:table-cell office:value-type="float" office:value="137.985" calcext:value-type="float">
            <text:p>137.985</text:p>
          </table:table-cell>
          <table:table-cell office:value-type="float" office:value="210.903" calcext:value-type="float">
            <text:p>210.9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7.656" calcext:value-type="float">
            <text:p>127.656</text:p>
          </table:table-cell>
          <table:table-cell office:value-type="float" office:value="138.36" calcext:value-type="float">
            <text:p>138.36</text:p>
          </table:table-cell>
          <table:table-cell office:value-type="float" office:value="212.078" calcext:value-type="float">
            <text:p>212.0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2.067" calcext:value-type="float">
            <text:p>132.067</text:p>
          </table:table-cell>
          <table:table-cell office:value-type="float" office:value="138.71" calcext:value-type="float">
            <text:p>138.71</text:p>
          </table:table-cell>
          <table:table-cell office:value-type="float" office:value="213.32" calcext:value-type="float">
            <text:p>213.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8.852" calcext:value-type="float">
            <text:p>108.852</text:p>
          </table:table-cell>
          <table:table-cell office:value-type="float" office:value="139.06" calcext:value-type="float">
            <text:p>139.06</text:p>
          </table:table-cell>
          <table:table-cell office:value-type="float" office:value="214.57" calcext:value-type="float">
            <text:p>214.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3.213" calcext:value-type="float">
            <text:p>133.213</text:p>
          </table:table-cell>
          <table:table-cell office:value-type="float" office:value="139.237" calcext:value-type="float">
            <text:p>139.237</text:p>
          </table:table-cell>
          <table:table-cell office:value-type="float" office:value="215.09" calcext:value-type="float">
            <text:p>215.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26.35" calcext:value-type="float">
            <text:p>126.35</text:p>
          </table:table-cell>
          <table:table-cell office:value-type="float" office:value="139.34" calcext:value-type="float">
            <text:p>139.34</text:p>
          </table:table-cell>
          <table:table-cell office:value-type="float" office:value="220.085" calcext:value-type="float">
            <text:p>220.0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2.828" calcext:value-type="float">
            <text:p>132.828</text:p>
          </table:table-cell>
          <table:table-cell office:value-type="float" office:value="139.69" calcext:value-type="float">
            <text:p>139.69</text:p>
          </table:table-cell>
          <table:table-cell office:value-type="float" office:value="222.915" calcext:value-type="float">
            <text:p>222.9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5.645" calcext:value-type="float">
            <text:p>125.645</text:p>
          </table:table-cell>
          <table:table-cell office:value-type="float" office:value="140.04" calcext:value-type="float">
            <text:p>140.04</text:p>
          </table:table-cell>
          <table:table-cell office:value-type="float" office:value="223.813" calcext:value-type="float">
            <text:p>223.8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9.355" calcext:value-type="float">
            <text:p>119.355</text:p>
          </table:table-cell>
          <table:table-cell office:value-type="float" office:value="140.39" calcext:value-type="float">
            <text:p>140.39</text:p>
          </table:table-cell>
          <table:table-cell office:value-type="float" office:value="223.81" calcext:value-type="float">
            <text:p>223.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1.121" calcext:value-type="float">
            <text:p>131.121</text:p>
          </table:table-cell>
          <table:table-cell office:value-type="float" office:value="140.765" calcext:value-type="float">
            <text:p>140.765</text:p>
          </table:table-cell>
          <table:table-cell office:value-type="float" office:value="224.135" calcext:value-type="float">
            <text:p>224.1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6.72" calcext:value-type="float">
            <text:p>116.72</text:p>
          </table:table-cell>
          <table:table-cell office:value-type="float" office:value="141.115" calcext:value-type="float">
            <text:p>141.115</text:p>
          </table:table-cell>
          <table:table-cell office:value-type="float" office:value="224.643" calcext:value-type="float">
            <text:p>224.6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2.26" calcext:value-type="float">
            <text:p>122.26</text:p>
          </table:table-cell>
          <table:table-cell office:value-type="float" office:value="141.465" calcext:value-type="float">
            <text:p>141.465</text:p>
          </table:table-cell>
          <table:table-cell office:value-type="float" office:value="224.633" calcext:value-type="float">
            <text:p>224.6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2.532" calcext:value-type="float">
            <text:p>112.532</text:p>
          </table:table-cell>
          <table:table-cell office:value-type="float" office:value="141.769" calcext:value-type="float">
            <text:p>141.769</text:p>
          </table:table-cell>
          <table:table-cell office:value-type="float" office:value="224.64" calcext:value-type="float">
            <text:p>224.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6.438" calcext:value-type="float">
            <text:p>146.438</text:p>
          </table:table-cell>
          <table:table-cell office:value-type="float" office:value="142.267" calcext:value-type="float">
            <text:p>142.267</text:p>
          </table:table-cell>
          <table:table-cell office:value-type="float" office:value="225.173" calcext:value-type="float">
            <text:p>225.1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7.371" calcext:value-type="float">
            <text:p>117.371</text:p>
          </table:table-cell>
          <table:table-cell office:value-type="float" office:value="142.668" calcext:value-type="float">
            <text:p>142.668</text:p>
          </table:table-cell>
          <table:table-cell office:value-type="float" office:value="226.165" calcext:value-type="float">
            <text:p>226.1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31.215" calcext:value-type="float">
            <text:p>131.215</text:p>
          </table:table-cell>
          <table:table-cell office:value-type="float" office:value="142.968" calcext:value-type="float">
            <text:p>142.968</text:p>
          </table:table-cell>
          <table:table-cell office:value-type="float" office:value="226.753" calcext:value-type="float">
            <text:p>226.7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8.961" calcext:value-type="float">
            <text:p>128.961</text:p>
          </table:table-cell>
          <table:table-cell office:value-type="float" office:value="143.326" calcext:value-type="float">
            <text:p>143.326</text:p>
          </table:table-cell>
          <table:table-cell office:value-type="float" office:value="230.33" calcext:value-type="float">
            <text:p>230.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9.142" calcext:value-type="float">
            <text:p>129.142</text:p>
          </table:table-cell>
          <table:table-cell office:value-type="float" office:value="143.701" calcext:value-type="float">
            <text:p>143.701</text:p>
          </table:table-cell>
          <table:table-cell office:value-type="float" office:value="232.27" calcext:value-type="float">
            <text:p>232.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7.447" calcext:value-type="float">
            <text:p>137.447</text:p>
          </table:table-cell>
          <table:table-cell office:value-type="float" office:value="144.001" calcext:value-type="float">
            <text:p>144.001</text:p>
          </table:table-cell>
          <table:table-cell office:value-type="float" office:value="235.163" calcext:value-type="float">
            <text:p>235.1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36.573" calcext:value-type="float">
            <text:p>136.573</text:p>
          </table:table-cell>
          <table:table-cell office:value-type="float" office:value="144.401" calcext:value-type="float">
            <text:p>144.401</text:p>
          </table:table-cell>
          <table:table-cell office:value-type="float" office:value="246.43" calcext:value-type="float">
            <text:p>246.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4.847" calcext:value-type="float">
            <text:p>124.847</text:p>
          </table:table-cell>
          <table:table-cell office:value-type="float" office:value="144.701" calcext:value-type="float">
            <text:p>144.701</text:p>
          </table:table-cell>
          <table:table-cell office:value-type="float" office:value="250.325" calcext:value-type="float">
            <text:p>250.3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1.139" calcext:value-type="float">
            <text:p>141.139</text:p>
          </table:table-cell>
          <table:table-cell office:value-type="float" office:value="145.126" calcext:value-type="float">
            <text:p>145.126</text:p>
          </table:table-cell>
          <table:table-cell office:value-type="float" office:value="253.87" calcext:value-type="float">
            <text:p>253.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6.118" calcext:value-type="float">
            <text:p>116.118</text:p>
          </table:table-cell>
          <table:table-cell office:value-type="float" office:value="145.476" calcext:value-type="float">
            <text:p>145.476</text:p>
          </table:table-cell>
          <table:table-cell office:value-type="float" office:value="255.44" calcext:value-type="float">
            <text:p>255.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7.477" calcext:value-type="float">
            <text:p>147.477</text:p>
          </table:table-cell>
          <table:table-cell office:value-type="float" office:value="145.826" calcext:value-type="float">
            <text:p>145.826</text:p>
          </table:table-cell>
          <table:table-cell office:value-type="float" office:value="255.44" calcext:value-type="float">
            <text:p>255.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1.302" calcext:value-type="float">
            <text:p>121.302</text:p>
          </table:table-cell>
          <table:table-cell office:value-type="float" office:value="146.176" calcext:value-type="float">
            <text:p>146.176</text:p>
          </table:table-cell>
          <table:table-cell office:value-type="float" office:value="255.415" calcext:value-type="float">
            <text:p>255.4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6.023" calcext:value-type="float">
            <text:p>126.023</text:p>
          </table:table-cell>
          <table:table-cell office:value-type="float" office:value="146.621" calcext:value-type="float">
            <text:p>146.621</text:p>
          </table:table-cell>
          <table:table-cell office:value-type="float" office:value="255.44" calcext:value-type="float">
            <text:p>255.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8.521" calcext:value-type="float">
            <text:p>118.521</text:p>
          </table:table-cell>
          <table:table-cell office:value-type="float" office:value="146.996" calcext:value-type="float">
            <text:p>146.996</text:p>
          </table:table-cell>
          <table:table-cell office:value-type="float" office:value="255.44" calcext:value-type="float">
            <text:p>255.4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1.451" calcext:value-type="float">
            <text:p>131.451</text:p>
          </table:table-cell>
          <table:table-cell office:value-type="float" office:value="147.396" calcext:value-type="float">
            <text:p>147.396</text:p>
          </table:table-cell>
          <table:table-cell office:value-type="float" office:value="255.438" calcext:value-type="float">
            <text:p>255.4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3.758" calcext:value-type="float">
            <text:p>123.758</text:p>
          </table:table-cell>
          <table:table-cell office:value-type="float" office:value="147.746" calcext:value-type="float">
            <text:p>147.746</text:p>
          </table:table-cell>
          <table:table-cell office:value-type="float" office:value="255.435" calcext:value-type="float">
            <text:p>255.4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10.086" calcext:value-type="float">
            <text:p>110.086</text:p>
          </table:table-cell>
          <table:table-cell office:value-type="float" office:value="148.048" calcext:value-type="float">
            <text:p>148.048</text:p>
          </table:table-cell>
          <table:table-cell office:value-type="float" office:value="255.438" calcext:value-type="float">
            <text:p>255.4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7.581" calcext:value-type="float">
            <text:p>127.581</text:p>
          </table:table-cell>
          <table:table-cell office:value-type="float" office:value="148.402" calcext:value-type="float">
            <text:p>148.402</text:p>
          </table:table-cell>
          <table:table-cell office:value-type="float" office:value="256.113" calcext:value-type="float">
            <text:p>256.1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.892" calcext:value-type="float">
            <text:p>126.892</text:p>
          </table:table-cell>
          <table:table-cell office:value-type="float" office:value="148.854" calcext:value-type="float">
            <text:p>148.854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6.654" calcext:value-type="float">
            <text:p>126.654</text:p>
          </table:table-cell>
          <table:table-cell office:value-type="float" office:value="149.204" calcext:value-type="float">
            <text:p>149.204</text:p>
          </table:table-cell>
          <table:table-cell office:value-type="float" office:value="256.675" calcext:value-type="float">
            <text:p>256.6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12.253" calcext:value-type="float">
            <text:p>112.253</text:p>
          </table:table-cell>
          <table:table-cell office:value-type="float" office:value="149.505" calcext:value-type="float">
            <text:p>149.505</text:p>
          </table:table-cell>
          <table:table-cell office:value-type="float" office:value="257.028" calcext:value-type="float">
            <text:p>257.0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5.445" calcext:value-type="float">
            <text:p>155.445</text:p>
          </table:table-cell>
          <table:table-cell office:value-type="float" office:value="149.81" calcext:value-type="float">
            <text:p>149.81</text:p>
          </table:table-cell>
          <table:table-cell office:value-type="float" office:value="257.368" calcext:value-type="float">
            <text:p>257.3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3.235" calcext:value-type="float">
            <text:p>133.235</text:p>
          </table:table-cell>
          <table:table-cell office:value-type="float" office:value="150.16" calcext:value-type="float">
            <text:p>150.16</text:p>
          </table:table-cell>
          <table:table-cell office:value-type="float" office:value="259.59" calcext:value-type="float">
            <text:p>259.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4.836" calcext:value-type="float">
            <text:p>124.836</text:p>
          </table:table-cell>
          <table:table-cell office:value-type="float" office:value="150.51" calcext:value-type="float">
            <text:p>150.51</text:p>
          </table:table-cell>
          <table:table-cell office:value-type="float" office:value="259.59" calcext:value-type="float">
            <text:p>259.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9.047" calcext:value-type="float">
            <text:p>139.047</text:p>
          </table:table-cell>
          <table:table-cell office:value-type="float" office:value="150.86" calcext:value-type="float">
            <text:p>150.86</text:p>
          </table:table-cell>
          <table:table-cell office:value-type="float" office:value="259.585" calcext:value-type="float">
            <text:p>259.5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1.535" calcext:value-type="float">
            <text:p>121.535</text:p>
          </table:table-cell>
          <table:table-cell office:value-type="float" office:value="151.235" calcext:value-type="float">
            <text:p>151.235</text:p>
          </table:table-cell>
          <table:table-cell office:value-type="float" office:value="259.583" calcext:value-type="float">
            <text:p>259.5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0.262" calcext:value-type="float">
            <text:p>140.262</text:p>
          </table:table-cell>
          <table:table-cell office:value-type="float" office:value="151.585" calcext:value-type="float">
            <text:p>151.585</text:p>
          </table:table-cell>
          <table:table-cell office:value-type="float" office:value="259.555" calcext:value-type="float">
            <text:p>259.5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2.777" calcext:value-type="float">
            <text:p>122.777</text:p>
          </table:table-cell>
          <table:table-cell office:value-type="float" office:value="151.935" calcext:value-type="float">
            <text:p>151.935</text:p>
          </table:table-cell>
          <table:table-cell office:value-type="float" office:value="259.55" calcext:value-type="float">
            <text:p>259.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0.007" calcext:value-type="float">
            <text:p>120.007</text:p>
          </table:table-cell>
          <table:table-cell office:value-type="float" office:value="152.235" calcext:value-type="float">
            <text:p>152.235</text:p>
          </table:table-cell>
          <table:table-cell office:value-type="float" office:value="259.548" calcext:value-type="float">
            <text:p>259.5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7.992" calcext:value-type="float">
            <text:p>127.992</text:p>
          </table:table-cell>
          <table:table-cell office:value-type="float" office:value="152.635" calcext:value-type="float">
            <text:p>152.635</text:p>
          </table:table-cell>
          <table:table-cell office:value-type="float" office:value="259.553" calcext:value-type="float">
            <text:p>259.5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4.991" calcext:value-type="float">
            <text:p>114.991</text:p>
          </table:table-cell>
          <table:table-cell office:value-type="float" office:value="152.914" calcext:value-type="float">
            <text:p>152.914</text:p>
          </table:table-cell>
          <table:table-cell office:value-type="float" office:value="259.55" calcext:value-type="float">
            <text:p>259.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33.736" calcext:value-type="float">
            <text:p>133.736</text:p>
          </table:table-cell>
          <table:table-cell office:value-type="float" office:value="153.039" calcext:value-type="float">
            <text:p>153.039</text:p>
          </table:table-cell>
          <table:table-cell office:value-type="float" office:value="259.545" calcext:value-type="float">
            <text:p>259.5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4.468" calcext:value-type="float">
            <text:p>194.468</text:p>
          </table:table-cell>
          <table:table-cell office:value-type="float" office:value="153.3" calcext:value-type="float">
            <text:p>153.3</text:p>
          </table:table-cell>
          <table:table-cell office:value-type="float" office:value="259.5" calcext:value-type="float">
            <text:p>259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4.009" calcext:value-type="float">
            <text:p>114.009</text:p>
          </table:table-cell>
          <table:table-cell office:value-type="float" office:value="153.675" calcext:value-type="float">
            <text:p>153.675</text:p>
          </table:table-cell>
          <table:table-cell office:value-type="float" office:value="259.493" calcext:value-type="float">
            <text:p>259.4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1.472" calcext:value-type="float">
            <text:p>131.472</text:p>
          </table:table-cell>
          <table:table-cell office:value-type="float" office:value="154.1" calcext:value-type="float">
            <text:p>154.1</text:p>
          </table:table-cell>
          <table:table-cell office:value-type="float" office:value="259.493" calcext:value-type="float">
            <text:p>259.4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7.935" calcext:value-type="float">
            <text:p>117.935</text:p>
          </table:table-cell>
          <table:table-cell office:value-type="float" office:value="154.45" calcext:value-type="float">
            <text:p>154.45</text:p>
          </table:table-cell>
          <table:table-cell office:value-type="float" office:value="259.435" calcext:value-type="float">
            <text:p>259.4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7.3" calcext:value-type="float">
            <text:p>127.3</text:p>
          </table:table-cell>
          <table:table-cell office:value-type="float" office:value="154.8" calcext:value-type="float">
            <text:p>154.8</text:p>
          </table:table-cell>
          <table:table-cell office:value-type="float" office:value="259.405" calcext:value-type="float">
            <text:p>259.4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0.398" calcext:value-type="float">
            <text:p>120.398</text:p>
          </table:table-cell>
          <table:table-cell office:value-type="float" office:value="155.15" calcext:value-type="float">
            <text:p>155.15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2.921" calcext:value-type="float">
            <text:p>192.921</text:p>
          </table:table-cell>
          <table:table-cell office:value-type="float" office:value="155.5" calcext:value-type="float">
            <text:p>155.5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6.661" calcext:value-type="float">
            <text:p>166.661</text:p>
          </table:table-cell>
          <table:table-cell office:value-type="float" office:value="155.9" calcext:value-type="float">
            <text:p>155.9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12.021" calcext:value-type="float">
            <text:p>112.021</text:p>
          </table:table-cell>
          <table:table-cell office:value-type="float" office:value="156.25" calcext:value-type="float">
            <text:p>156.25</text:p>
          </table:table-cell>
          <table:table-cell office:value-type="float" office:value="259.4" calcext:value-type="float">
            <text:p>259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2.434" calcext:value-type="float">
            <text:p>112.434</text:p>
          </table:table-cell>
          <table:table-cell office:value-type="float" office:value="156.55" calcext:value-type="float">
            <text:p>156.55</text:p>
          </table:table-cell>
          <table:table-cell office:value-type="float" office:value="259.4" calcext:value-type="float">
            <text:p>259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6.49" calcext:value-type="float">
            <text:p>116.49</text:p>
          </table:table-cell>
          <table:table-cell office:value-type="float" office:value="156.85" calcext:value-type="float">
            <text:p>156.85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1.149" calcext:value-type="float">
            <text:p>141.149</text:p>
          </table:table-cell>
          <table:table-cell office:value-type="float" office:value="156.85" calcext:value-type="float">
            <text:p>156.85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74.044" calcext:value-type="float">
            <text:p>174.044</text:p>
          </table:table-cell>
          <table:table-cell office:value-type="float" office:value="157.533" calcext:value-type="float">
            <text:p>157.533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2.839" calcext:value-type="float">
            <text:p>192.839</text:p>
          </table:table-cell>
          <table:table-cell office:value-type="float" office:value="157.833" calcext:value-type="float">
            <text:p>157.833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4.501" calcext:value-type="float">
            <text:p>114.501</text:p>
          </table:table-cell>
          <table:table-cell office:value-type="float" office:value="158.223" calcext:value-type="float">
            <text:p>158.223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7.308" calcext:value-type="float">
            <text:p>127.308</text:p>
          </table:table-cell>
          <table:table-cell office:value-type="float" office:value="158.612" calcext:value-type="float">
            <text:p>158.612</text:p>
          </table:table-cell>
          <table:table-cell office:value-type="float" office:value="260.483" calcext:value-type="float">
            <text:p>260.4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4.715" calcext:value-type="float">
            <text:p>124.715</text:p>
          </table:table-cell>
          <table:table-cell office:value-type="float" office:value="158.966" calcext:value-type="float">
            <text:p>158.966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2.965" calcext:value-type="float">
            <text:p>122.965</text:p>
          </table:table-cell>
          <table:table-cell office:value-type="float" office:value="159.266" calcext:value-type="float">
            <text:p>159.266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4.345" calcext:value-type="float">
            <text:p>164.345</text:p>
          </table:table-cell>
          <table:table-cell office:value-type="float" office:value="159.566" calcext:value-type="float">
            <text:p>159.566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89.002" calcext:value-type="float">
            <text:p>189.002</text:p>
          </table:table-cell>
          <table:table-cell office:value-type="float" office:value="159.879" calcext:value-type="float">
            <text:p>159.879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4.557" calcext:value-type="float">
            <text:p>124.557</text:p>
          </table:table-cell>
          <table:table-cell office:value-type="float" office:value="160.093" calcext:value-type="float">
            <text:p>160.093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7.529" calcext:value-type="float">
            <text:p>127.529</text:p>
          </table:table-cell>
          <table:table-cell office:value-type="float" office:value="160.283" calcext:value-type="float">
            <text:p>160.283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31.296" calcext:value-type="float">
            <text:p>131.296</text:p>
          </table:table-cell>
          <table:table-cell office:value-type="float" office:value="160.283" calcext:value-type="float">
            <text:p>160.283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0.853" calcext:value-type="float">
            <text:p>130.853</text:p>
          </table:table-cell>
          <table:table-cell office:value-type="float" office:value="160.739" calcext:value-type="float">
            <text:p>160.739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6.261" calcext:value-type="float">
            <text:p>146.261</text:p>
          </table:table-cell>
          <table:table-cell office:value-type="float" office:value="160.953" calcext:value-type="float">
            <text:p>160.953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6.502" calcext:value-type="float">
            <text:p>136.502</text:p>
          </table:table-cell>
          <table:table-cell office:value-type="float" office:value="161.08" calcext:value-type="float">
            <text:p>161.08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4.429" calcext:value-type="float">
            <text:p>124.429</text:p>
          </table:table-cell>
          <table:table-cell office:value-type="float" office:value="161.294" calcext:value-type="float">
            <text:p>161.294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2.421" calcext:value-type="float">
            <text:p>122.421</text:p>
          </table:table-cell>
          <table:table-cell office:value-type="float" office:value="161.519" calcext:value-type="float">
            <text:p>161.519</text:p>
          </table:table-cell>
          <table:table-cell office:value-type="float" office:value="260.488" calcext:value-type="float">
            <text:p>260.4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7.292" calcext:value-type="float">
            <text:p>137.292</text:p>
          </table:table-cell>
          <table:table-cell office:value-type="float" office:value="161.73" calcext:value-type="float">
            <text:p>161.73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.414" calcext:value-type="float">
            <text:p>144.414</text:p>
          </table:table-cell>
          <table:table-cell office:value-type="float" office:value="161.981" calcext:value-type="float">
            <text:p>161.981</text:p>
          </table:table-cell>
          <table:table-cell office:value-type="float" office:value="260.49" calcext:value-type="float">
            <text:p>260.4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0.871" calcext:value-type="float">
            <text:p>120.871</text:p>
          </table:table-cell>
          <table:table-cell office:value-type="float" office:value="162.224" calcext:value-type="float">
            <text:p>162.224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50.822" calcext:value-type="float">
            <text:p>150.822</text:p>
          </table:table-cell>
          <table:table-cell office:value-type="float" office:value="162.549" calcext:value-type="float">
            <text:p>162.54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9.817" calcext:value-type="float">
            <text:p>119.817</text:p>
          </table:table-cell>
          <table:table-cell office:value-type="float" office:value="162.949" calcext:value-type="float">
            <text:p>162.94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7.733" calcext:value-type="float">
            <text:p>127.733</text:p>
          </table:table-cell>
          <table:table-cell office:value-type="float" office:value="163.249" calcext:value-type="float">
            <text:p>163.24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21.43" calcext:value-type="float">
            <text:p>121.43</text:p>
          </table:table-cell>
          <table:table-cell office:value-type="float" office:value="163.499" calcext:value-type="float">
            <text:p>163.49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4.732" calcext:value-type="float">
            <text:p>134.732</text:p>
          </table:table-cell>
          <table:table-cell office:value-type="float" office:value="163.76" calcext:value-type="float">
            <text:p>163.76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1.783" calcext:value-type="float">
            <text:p>131.783</text:p>
          </table:table-cell>
          <table:table-cell office:value-type="float" office:value="163.996" calcext:value-type="float">
            <text:p>163.996</text:p>
          </table:table-cell>
          <table:table-cell office:value-type="float" office:value="260.48" calcext:value-type="float">
            <text:p>260.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5.594" calcext:value-type="float">
            <text:p>125.594</text:p>
          </table:table-cell>
          <table:table-cell office:value-type="float" office:value="164.242" calcext:value-type="float">
            <text:p>164.242</text:p>
          </table:table-cell>
          <table:table-cell office:value-type="float" office:value="260.48" calcext:value-type="float">
            <text:p>260.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8.113" calcext:value-type="float">
            <text:p>138.113</text:p>
          </table:table-cell>
          <table:table-cell office:value-type="float" office:value="164.479" calcext:value-type="float">
            <text:p>164.479</text:p>
          </table:table-cell>
          <table:table-cell office:value-type="float" office:value="260.49" calcext:value-type="float">
            <text:p>260.4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4.168" calcext:value-type="float">
            <text:p>124.168</text:p>
          </table:table-cell>
          <table:table-cell office:value-type="float" office:value="164.67" calcext:value-type="float">
            <text:p>164.67</text:p>
          </table:table-cell>
          <table:table-cell office:value-type="float" office:value="260.49" calcext:value-type="float">
            <text:p>260.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4.145" calcext:value-type="float">
            <text:p>124.145</text:p>
          </table:table-cell>
          <table:table-cell office:value-type="float" office:value="164.949" calcext:value-type="float">
            <text:p>164.949</text:p>
          </table:table-cell>
          <table:table-cell office:value-type="float" office:value="260.938" calcext:value-type="float">
            <text:p>260.9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3.493" calcext:value-type="float">
            <text:p>123.493</text:p>
          </table:table-cell>
          <table:table-cell office:value-type="float" office:value="165.279" calcext:value-type="float">
            <text:p>165.279</text:p>
          </table:table-cell>
          <table:table-cell office:value-type="float" office:value="260.933" calcext:value-type="float">
            <text:p>260.93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3.712" calcext:value-type="float">
            <text:p>123.712</text:p>
          </table:table-cell>
          <table:table-cell office:value-type="float" office:value="165.555" calcext:value-type="float">
            <text:p>165.555</text:p>
          </table:table-cell>
          <table:table-cell office:value-type="float" office:value="260.923" calcext:value-type="float">
            <text:p>260.92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0.122" calcext:value-type="float">
            <text:p>130.122</text:p>
          </table:table-cell>
          <table:table-cell office:value-type="float" office:value="165.905" calcext:value-type="float">
            <text:p>165.90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0.251" calcext:value-type="float">
            <text:p>120.251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8.904" calcext:value-type="float">
            <text:p>138.904</text:p>
          </table:table-cell>
          <table:table-cell office:value-type="float" office:value="166.155" calcext:value-type="float">
            <text:p>166.15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9.392" calcext:value-type="float">
            <text:p>129.392</text:p>
          </table:table-cell>
          <table:table-cell office:value-type="float" office:value="166.755" calcext:value-type="float">
            <text:p>166.75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9.318" calcext:value-type="float">
            <text:p>119.318</text:p>
          </table:table-cell>
          <table:table-cell office:value-type="float" office:value="167.005" calcext:value-type="float">
            <text:p>167.005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1.859" calcext:value-type="float">
            <text:p>141.859</text:p>
          </table:table-cell>
          <table:table-cell office:value-type="float" office:value="167.305" calcext:value-type="float">
            <text:p>167.305</text:p>
          </table:table-cell>
          <table:table-cell office:value-type="float" office:value="260.873" calcext:value-type="float">
            <text:p>260.8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26.03" calcext:value-type="float">
            <text:p>126.03</text:p>
          </table:table-cell>
          <table:table-cell office:value-type="float" office:value="167.655" calcext:value-type="float">
            <text:p>167.655</text:p>
          </table:table-cell>
          <table:table-cell office:value-type="float" office:value="260.873" calcext:value-type="float">
            <text:p>260.8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4.316" calcext:value-type="float">
            <text:p>124.316</text:p>
          </table:table-cell>
          <table:table-cell office:value-type="float" office:value="167.959" calcext:value-type="float">
            <text:p>167.959</text:p>
          </table:table-cell>
          <table:table-cell office:value-type="float" office:value="260.873" calcext:value-type="float">
            <text:p>260.8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5.698" calcext:value-type="float">
            <text:p>115.698</text:p>
          </table:table-cell>
          <table:table-cell office:value-type="float" office:value="168.313" calcext:value-type="float">
            <text:p>168.313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6.424" calcext:value-type="float">
            <text:p>126.424</text:p>
          </table:table-cell>
          <table:table-cell office:value-type="float" office:value="168.579" calcext:value-type="float">
            <text:p>168.579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28.133" calcext:value-type="float">
            <text:p>128.133</text:p>
          </table:table-cell>
          <table:table-cell office:value-type="float" office:value="168.706" calcext:value-type="float">
            <text:p>168.706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7.409" calcext:value-type="float">
            <text:p>117.409</text:p>
          </table:table-cell>
          <table:table-cell office:value-type="float" office:value="169.078" calcext:value-type="float">
            <text:p>169.07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.82" calcext:value-type="float">
            <text:p>114.82</text:p>
          </table:table-cell>
          <table:table-cell office:value-type="float" office:value="169.418" calcext:value-type="float">
            <text:p>169.41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8.081" calcext:value-type="float">
            <text:p>118.081</text:p>
          </table:table-cell>
          <table:table-cell office:value-type="float" office:value="169.668" calcext:value-type="float">
            <text:p>169.66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4.188" calcext:value-type="float">
            <text:p>124.188</text:p>
          </table:table-cell>
          <table:table-cell office:value-type="float" office:value="170.021" calcext:value-type="float">
            <text:p>170.021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0.745" calcext:value-type="float">
            <text:p>120.745</text:p>
          </table:table-cell>
          <table:table-cell office:value-type="float" office:value="170.358" calcext:value-type="float">
            <text:p>170.35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.049" calcext:value-type="float">
            <text:p>114.049</text:p>
          </table:table-cell>
          <table:table-cell office:value-type="float" office:value="170.662" calcext:value-type="float">
            <text:p>170.662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34.017" calcext:value-type="float">
            <text:p>134.017</text:p>
          </table:table-cell>
          <table:table-cell office:value-type="float" office:value="171.158" calcext:value-type="float">
            <text:p>171.15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35.963" calcext:value-type="float">
            <text:p>135.963</text:p>
          </table:table-cell>
          <table:table-cell office:value-type="float" office:value="171.158" calcext:value-type="float">
            <text:p>171.15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4.395" calcext:value-type="float">
            <text:p>124.395</text:p>
          </table:table-cell>
          <table:table-cell office:value-type="float" office:value="171.778" calcext:value-type="float">
            <text:p>171.77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.142" calcext:value-type="float">
            <text:p>117.142</text:p>
          </table:table-cell>
          <table:table-cell office:value-type="float" office:value="172.058" calcext:value-type="float">
            <text:p>172.058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3.93" calcext:value-type="float">
            <text:p>113.93</text:p>
          </table:table-cell>
          <table:table-cell office:value-type="float" office:value="172.85" calcext:value-type="float">
            <text:p>172.85</text:p>
          </table:table-cell>
          <table:table-cell office:value-type="float" office:value="261.01" calcext:value-type="float">
            <text:p>261.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7.963" calcext:value-type="float">
            <text:p>197.963</text:p>
          </table:table-cell>
          <table:table-cell office:value-type="float" office:value="173.225" calcext:value-type="float">
            <text:p>173.225</text:p>
          </table:table-cell>
          <table:table-cell office:value-type="float" office:value="261.015" calcext:value-type="float">
            <text:p>261.0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5.845" calcext:value-type="float">
            <text:p>125.845</text:p>
          </table:table-cell>
          <table:table-cell office:value-type="float" office:value="173.471" calcext:value-type="float">
            <text:p>173.471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9.013" calcext:value-type="float">
            <text:p>129.013</text:p>
          </table:table-cell>
          <table:table-cell office:value-type="float" office:value="173.826" calcext:value-type="float">
            <text:p>173.826</text:p>
          </table:table-cell>
          <table:table-cell office:value-type="float" office:value="261.018" calcext:value-type="float">
            <text:p>261.01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2.78" calcext:value-type="float">
            <text:p>132.78</text:p>
          </table:table-cell>
          <table:table-cell office:value-type="float" office:value="174.327" calcext:value-type="float">
            <text:p>174.327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34.088" calcext:value-type="float">
            <text:p>134.088</text:p>
          </table:table-cell>
          <table:table-cell office:value-type="float" office:value="174.927" calcext:value-type="float">
            <text:p>174.927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4.098" calcext:value-type="float">
            <text:p>114.098</text:p>
          </table:table-cell>
          <table:table-cell office:value-type="float" office:value="175.427" calcext:value-type="float">
            <text:p>175.427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6.898" calcext:value-type="float">
            <text:p>116.898</text:p>
          </table:table-cell>
          <table:table-cell office:value-type="float" office:value="175.852" calcext:value-type="float">
            <text:p>175.852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5.952" calcext:value-type="float">
            <text:p>115.952</text:p>
          </table:table-cell>
          <table:table-cell office:value-type="float" office:value="176.122" calcext:value-type="float">
            <text:p>176.122</text:p>
          </table:table-cell>
          <table:table-cell office:value-type="float" office:value="261.02" calcext:value-type="float">
            <text:p>261.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16.056" calcext:value-type="float">
            <text:p>116.056</text:p>
          </table:table-cell>
          <table:table-cell office:value-type="float" office:value="176.122" calcext:value-type="float">
            <text:p>176.122</text:p>
          </table:table-cell>
          <table:table-cell office:value-type="float" office:value="261.523" calcext:value-type="float">
            <text:p>261.52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9.618" calcext:value-type="float">
            <text:p>189.618</text:p>
          </table:table-cell>
          <table:table-cell office:value-type="float" office:value="176.734" calcext:value-type="float">
            <text:p>176.734</text:p>
          </table:table-cell>
          <table:table-cell office:value-type="float" office:value="261.233" calcext:value-type="float">
            <text:p>261.2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51.604" calcext:value-type="float">
            <text:p>151.604</text:p>
          </table:table-cell>
          <table:table-cell office:value-type="float" office:value="177.039" calcext:value-type="float">
            <text:p>177.039</text:p>
          </table:table-cell>
          <table:table-cell office:value-type="float" office:value="261.23" calcext:value-type="float">
            <text:p>261.2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3.312" calcext:value-type="float">
            <text:p>113.312</text:p>
          </table:table-cell>
          <table:table-cell office:value-type="float" office:value="177.414" calcext:value-type="float">
            <text:p>177.414</text:p>
          </table:table-cell>
          <table:table-cell office:value-type="float" office:value="261.233" calcext:value-type="float">
            <text:p>261.2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6.048" calcext:value-type="float">
            <text:p>186.048</text:p>
          </table:table-cell>
          <table:table-cell office:value-type="float" office:value="177.714" calcext:value-type="float">
            <text:p>177.714</text:p>
          </table:table-cell>
          <table:table-cell office:value-type="float" office:value="261.243" calcext:value-type="float">
            <text:p>261.2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1.009" calcext:value-type="float">
            <text:p>131.009</text:p>
          </table:table-cell>
          <table:table-cell office:value-type="float" office:value="178.114" calcext:value-type="float">
            <text:p>178.114</text:p>
          </table:table-cell>
          <table:table-cell office:value-type="float" office:value="261.63" calcext:value-type="float">
            <text:p>261.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6.644" calcext:value-type="float">
            <text:p>106.644</text:p>
          </table:table-cell>
          <table:table-cell office:value-type="float" office:value="178.464" calcext:value-type="float">
            <text:p>178.464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65.454" calcext:value-type="float">
            <text:p>165.454</text:p>
          </table:table-cell>
          <table:table-cell office:value-type="float" office:value="178.714" calcext:value-type="float">
            <text:p>178.714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7.033" calcext:value-type="float">
            <text:p>187.033</text:p>
          </table:table-cell>
          <table:table-cell office:value-type="float" office:value="179.239" calcext:value-type="float">
            <text:p>179.239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5.301" calcext:value-type="float">
            <text:p>125.301</text:p>
          </table:table-cell>
          <table:table-cell office:value-type="float" office:value="179.651" calcext:value-type="float">
            <text:p>179.651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6.373" calcext:value-type="float">
            <text:p>126.373</text:p>
          </table:table-cell>
          <table:table-cell office:value-type="float" office:value="180.151" calcext:value-type="float">
            <text:p>180.151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67.736" calcext:value-type="float">
            <text:p>167.736</text:p>
          </table:table-cell>
          <table:table-cell office:value-type="float" office:value="180.382" calcext:value-type="float">
            <text:p>180.382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2.326" calcext:value-type="float">
            <text:p>122.326</text:p>
          </table:table-cell>
          <table:table-cell office:value-type="float" office:value="180.732" calcext:value-type="float">
            <text:p>180.732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6.363" calcext:value-type="float">
            <text:p>186.363</text:p>
          </table:table-cell>
          <table:table-cell office:value-type="float" office:value="180.932" calcext:value-type="float">
            <text:p>180.932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7.12" calcext:value-type="float">
            <text:p>187.12</text:p>
          </table:table-cell>
          <table:table-cell office:value-type="float" office:value="181.282" calcext:value-type="float">
            <text:p>181.28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81.432" calcext:value-type="float">
            <text:p>181.43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7.056" calcext:value-type="float">
            <text:p>137.056</text:p>
          </table:table-cell>
          <table:table-cell office:value-type="float" office:value="181.782" calcext:value-type="float">
            <text:p>181.782</text:p>
          </table:table-cell>
          <table:table-cell office:value-type="float" office:value="262.393" calcext:value-type="float">
            <text:p>262.3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6.956" calcext:value-type="float">
            <text:p>136.956</text:p>
          </table:table-cell>
          <table:table-cell office:value-type="float" office:value="181.782" calcext:value-type="float">
            <text:p>181.782</text:p>
          </table:table-cell>
          <table:table-cell office:value-type="float" office:value="262.39" calcext:value-type="float">
            <text:p>262.3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0.065" calcext:value-type="float">
            <text:p>130.065</text:p>
          </table:table-cell>
          <table:table-cell office:value-type="float" office:value="182.133" calcext:value-type="float">
            <text:p>182.133</text:p>
          </table:table-cell>
          <table:table-cell office:value-type="float" office:value="262.39" calcext:value-type="float">
            <text:p>262.3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3.44" calcext:value-type="float">
            <text:p>113.44</text:p>
          </table:table-cell>
          <table:table-cell office:value-type="float" office:value="182.813" calcext:value-type="float">
            <text:p>182.813</text:p>
          </table:table-cell>
          <table:table-cell office:value-type="float" office:value="263.613" calcext:value-type="float">
            <text:p>263.6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5.564" calcext:value-type="float">
            <text:p>115.564</text:p>
          </table:table-cell>
          <table:table-cell office:value-type="float" office:value="183.117" calcext:value-type="float">
            <text:p>183.117</text:p>
          </table:table-cell>
          <table:table-cell office:value-type="float" office:value="263.61" calcext:value-type="float">
            <text:p>263.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8.946" calcext:value-type="float">
            <text:p>108.946</text:p>
          </table:table-cell>
          <table:table-cell office:value-type="float" office:value="183.367" calcext:value-type="float">
            <text:p>183.367</text:p>
          </table:table-cell>
          <table:table-cell office:value-type="float" office:value="264.065" calcext:value-type="float">
            <text:p>264.0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64.746" calcext:value-type="float">
            <text:p>164.746</text:p>
          </table:table-cell>
          <table:table-cell office:value-type="float" office:value="183.806" calcext:value-type="float">
            <text:p>183.806</text:p>
          </table:table-cell>
          <table:table-cell office:value-type="float" office:value="261.683" calcext:value-type="float">
            <text:p>261.6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1.962" calcext:value-type="float">
            <text:p>111.962</text:p>
          </table:table-cell>
          <table:table-cell office:value-type="float" office:value="184.187" calcext:value-type="float">
            <text:p>184.187</text:p>
          </table:table-cell>
          <table:table-cell office:value-type="float" office:value="261.69" calcext:value-type="float">
            <text:p>261.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8.724" calcext:value-type="float">
            <text:p>118.724</text:p>
          </table:table-cell>
          <table:table-cell office:value-type="float" office:value="184.378" calcext:value-type="float">
            <text:p>184.378</text:p>
          </table:table-cell>
          <table:table-cell office:value-type="float" office:value="261.69" calcext:value-type="float">
            <text:p>261.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73.799" calcext:value-type="float">
            <text:p>173.799</text:p>
          </table:table-cell>
          <table:table-cell office:value-type="float" office:value="184.731" calcext:value-type="float">
            <text:p>184.731</text:p>
          </table:table-cell>
          <table:table-cell office:value-type="float" office:value="261.69" calcext:value-type="float">
            <text:p>261.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8.29" calcext:value-type="float">
            <text:p>138.29</text:p>
          </table:table-cell>
          <table:table-cell office:value-type="float" office:value="184.731" calcext:value-type="float">
            <text:p>184.731</text:p>
          </table:table-cell>
          <table:table-cell office:value-type="float" office:value="261.688" calcext:value-type="float">
            <text:p>261.6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11.599" calcext:value-type="float">
            <text:p>111.599</text:p>
          </table:table-cell>
          <table:table-cell office:value-type="float" office:value="185.335" calcext:value-type="float">
            <text:p>185.335</text:p>
          </table:table-cell>
          <table:table-cell office:value-type="float" office:value="261.685" calcext:value-type="float">
            <text:p>261.6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4.208" calcext:value-type="float">
            <text:p>124.208</text:p>
          </table:table-cell>
          <table:table-cell office:value-type="float" office:value="185.61" calcext:value-type="float">
            <text:p>185.61</text:p>
          </table:table-cell>
          <table:table-cell office:value-type="float" office:value="261.683" calcext:value-type="float">
            <text:p>261.6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4.959" calcext:value-type="float">
            <text:p>184.959</text:p>
          </table:table-cell>
          <table:table-cell office:value-type="float" office:value="185.61" calcext:value-type="float">
            <text:p>185.61</text:p>
          </table:table-cell>
          <table:table-cell office:value-type="float" office:value="262.133" calcext:value-type="float">
            <text:p>262.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7.282" calcext:value-type="float">
            <text:p>107.282</text:p>
          </table:table-cell>
          <table:table-cell office:value-type="float" office:value="186.36" calcext:value-type="float">
            <text:p>186.36</text:p>
          </table:table-cell>
          <table:table-cell office:value-type="float" office:value="262.133" calcext:value-type="float">
            <text:p>262.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0.799" calcext:value-type="float">
            <text:p>130.799</text:p>
          </table:table-cell>
          <table:table-cell office:value-type="float" office:value="186.71" calcext:value-type="float">
            <text:p>186.71</text:p>
          </table:table-cell>
          <table:table-cell office:value-type="float" office:value="262.078" calcext:value-type="float">
            <text:p>262.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6.798" calcext:value-type="float">
            <text:p>126.798</text:p>
          </table:table-cell>
          <table:table-cell office:value-type="float" office:value="187.012" calcext:value-type="float">
            <text:p>187.012</text:p>
          </table:table-cell>
          <table:table-cell office:value-type="float" office:value="262.073" calcext:value-type="float">
            <text:p>262.0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7.606" calcext:value-type="float">
            <text:p>117.606</text:p>
          </table:table-cell>
          <table:table-cell office:value-type="float" office:value="187.012" calcext:value-type="float">
            <text:p>187.012</text:p>
          </table:table-cell>
          <table:table-cell office:value-type="float" office:value="262.068" calcext:value-type="float">
            <text:p>262.0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0.621" calcext:value-type="float">
            <text:p>120.621</text:p>
          </table:table-cell>
          <table:table-cell office:value-type="float" office:value="187.312" calcext:value-type="float">
            <text:p>187.312</text:p>
          </table:table-cell>
          <table:table-cell office:value-type="float" office:value="261.733" calcext:value-type="float">
            <text:p>261.73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9.826" calcext:value-type="float">
            <text:p>109.826</text:p>
          </table:table-cell>
          <table:table-cell office:value-type="float" office:value="188.092" calcext:value-type="float">
            <text:p>188.092</text:p>
          </table:table-cell>
          <table:table-cell office:value-type="float" office:value="261.723" calcext:value-type="float">
            <text:p>261.72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32.314" calcext:value-type="float">
            <text:p>132.314</text:p>
          </table:table-cell>
          <table:table-cell office:value-type="float" office:value="188.338" calcext:value-type="float">
            <text:p>188.338</text:p>
          </table:table-cell>
          <table:table-cell office:value-type="float" office:value="261.655" calcext:value-type="float">
            <text:p>261.6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5.316" calcext:value-type="float">
            <text:p>135.316</text:p>
          </table:table-cell>
          <table:table-cell office:value-type="float" office:value="188.727" calcext:value-type="float">
            <text:p>188.727</text:p>
          </table:table-cell>
          <table:table-cell office:value-type="float" office:value="261.658" calcext:value-type="float">
            <text:p>261.65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9.883" calcext:value-type="float">
            <text:p>119.883</text:p>
          </table:table-cell>
          <table:table-cell office:value-type="float" office:value="188.827" calcext:value-type="float">
            <text:p>188.827</text:p>
          </table:table-cell>
          <table:table-cell office:value-type="float" office:value="261.658" calcext:value-type="float">
            <text:p>261.65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9.782" calcext:value-type="float">
            <text:p>109.782</text:p>
          </table:table-cell>
          <table:table-cell office:value-type="float" office:value="189.093" calcext:value-type="float">
            <text:p>189.093</text:p>
          </table:table-cell>
          <table:table-cell office:value-type="float" office:value="261.66" calcext:value-type="float">
            <text:p>261.6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88.402" calcext:value-type="float">
            <text:p>188.402</text:p>
          </table:table-cell>
          <table:table-cell office:value-type="float" office:value="189.377" calcext:value-type="float">
            <text:p>189.377</text:p>
          </table:table-cell>
          <table:table-cell office:value-type="float" office:value="261.793" calcext:value-type="float">
            <text:p>261.79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7.303" calcext:value-type="float">
            <text:p>147.303</text:p>
          </table:table-cell>
          <table:table-cell office:value-type="float" office:value="189.537" calcext:value-type="float">
            <text:p>189.537</text:p>
          </table:table-cell>
          <table:table-cell office:value-type="float" office:value="261.793" calcext:value-type="float">
            <text:p>261.79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1.527" calcext:value-type="float">
            <text:p>121.527</text:p>
          </table:table-cell>
          <table:table-cell office:value-type="float" office:value="189.717" calcext:value-type="float">
            <text:p>189.717</text:p>
          </table:table-cell>
          <table:table-cell office:value-type="float" office:value="261.793" calcext:value-type="float">
            <text:p>261.79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7.901" calcext:value-type="float">
            <text:p>117.901</text:p>
          </table:table-cell>
          <table:table-cell office:value-type="float" office:value="190.03" calcext:value-type="float">
            <text:p>190.03</text:p>
          </table:table-cell>
          <table:table-cell office:value-type="float" office:value="261.795" calcext:value-type="float">
            <text:p>261.7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2.425" calcext:value-type="float">
            <text:p>112.425</text:p>
          </table:table-cell>
          <table:table-cell office:value-type="float" office:value="190.53" calcext:value-type="float">
            <text:p>190.53</text:p>
          </table:table-cell>
          <table:table-cell office:value-type="float" office:value="261.798" calcext:value-type="float">
            <text:p>261.7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5.865" calcext:value-type="float">
            <text:p>125.865</text:p>
          </table:table-cell>
          <table:table-cell office:value-type="float" office:value="190.94" calcext:value-type="float">
            <text:p>190.94</text:p>
          </table:table-cell>
          <table:table-cell office:value-type="float" office:value="261.798" calcext:value-type="float">
            <text:p>261.7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9.986" calcext:value-type="float">
            <text:p>119.986</text:p>
          </table:table-cell>
          <table:table-cell office:value-type="float" office:value="191.065" calcext:value-type="float">
            <text:p>191.065</text:p>
          </table:table-cell>
          <table:table-cell office:value-type="float" office:value="261.798" calcext:value-type="float">
            <text:p>261.7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59.67" calcext:value-type="float">
            <text:p>159.67</text:p>
          </table:table-cell>
          <table:table-cell office:value-type="float" office:value="191.313" calcext:value-type="float">
            <text:p>191.313</text:p>
          </table:table-cell>
          <table:table-cell office:value-type="float" office:value="261.8" calcext:value-type="float">
            <text:p>261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7.785" calcext:value-type="float">
            <text:p>117.785</text:p>
          </table:table-cell>
          <table:table-cell office:value-type="float" office:value="191.646" calcext:value-type="float">
            <text:p>191.646</text:p>
          </table:table-cell>
          <table:table-cell office:value-type="float" office:value="261.803" calcext:value-type="float">
            <text:p>261.8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3.053" calcext:value-type="float">
            <text:p>123.053</text:p>
          </table:table-cell>
          <table:table-cell office:value-type="float" office:value="191.948" calcext:value-type="float">
            <text:p>191.948</text:p>
          </table:table-cell>
          <table:table-cell office:value-type="float" office:value="261.803" calcext:value-type="float">
            <text:p>261.8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9.444" calcext:value-type="float">
            <text:p>159.444</text:p>
          </table:table-cell>
          <table:table-cell office:value-type="float" office:value="192.073" calcext:value-type="float">
            <text:p>192.073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7.218" calcext:value-type="float">
            <text:p>107.218</text:p>
          </table:table-cell>
          <table:table-cell office:value-type="float" office:value="192.152" calcext:value-type="float">
            <text:p>192.152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0.703" calcext:value-type="float">
            <text:p>130.703</text:p>
          </table:table-cell>
          <table:table-cell office:value-type="float" office:value="192.461" calcext:value-type="float">
            <text:p>192.461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9.025" calcext:value-type="float">
            <text:p>109.025</text:p>
          </table:table-cell>
          <table:table-cell office:value-type="float" office:value="192.661" calcext:value-type="float">
            <text:p>192.661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27.691" calcext:value-type="float">
            <text:p>127.691</text:p>
          </table:table-cell>
          <table:table-cell office:value-type="float" office:value="192.961" calcext:value-type="float">
            <text:p>192.961</text:p>
          </table:table-cell>
          <table:table-cell office:value-type="float" office:value="261.808" calcext:value-type="float">
            <text:p>261.8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60.03" calcext:value-type="float">
            <text:p>160.03</text:p>
          </table:table-cell>
          <table:table-cell office:value-type="float" office:value="193.311" calcext:value-type="float">
            <text:p>193.311</text:p>
          </table:table-cell>
          <table:table-cell office:value-type="float" office:value="261.808" calcext:value-type="float">
            <text:p>261.8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3.219" calcext:value-type="float">
            <text:p>133.219</text:p>
          </table:table-cell>
          <table:table-cell office:value-type="float" office:value="193.311" calcext:value-type="float">
            <text:p>193.311</text:p>
          </table:table-cell>
          <table:table-cell office:value-type="float" office:value="261.808" calcext:value-type="float">
            <text:p>261.8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3.289" calcext:value-type="float">
            <text:p>113.289</text:p>
          </table:table-cell>
          <table:table-cell office:value-type="float" office:value="194.015" calcext:value-type="float">
            <text:p>194.015</text:p>
          </table:table-cell>
          <table:table-cell office:value-type="float" office:value="261.81" calcext:value-type="float">
            <text:p>261.8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0.594" calcext:value-type="float">
            <text:p>120.594</text:p>
          </table:table-cell>
          <table:table-cell office:value-type="float" office:value="194.015" calcext:value-type="float">
            <text:p>194.015</text:p>
          </table:table-cell>
          <table:table-cell office:value-type="float" office:value="261.813" calcext:value-type="float">
            <text:p>261.8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7.464" calcext:value-type="float">
            <text:p>107.464</text:p>
          </table:table-cell>
          <table:table-cell office:value-type="float" office:value="194.6" calcext:value-type="float">
            <text:p>194.6</text:p>
          </table:table-cell>
          <table:table-cell office:value-type="float" office:value="261.813" calcext:value-type="float">
            <text:p>261.8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60.977" calcext:value-type="float">
            <text:p>160.977</text:p>
          </table:table-cell>
          <table:table-cell office:value-type="float" office:value="194.909" calcext:value-type="float">
            <text:p>194.909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9.917" calcext:value-type="float">
            <text:p>109.917</text:p>
          </table:table-cell>
          <table:table-cell office:value-type="float" office:value="195.235" calcext:value-type="float">
            <text:p>195.235</text:p>
          </table:table-cell>
          <table:table-cell office:value-type="float" office:value="261.815" calcext:value-type="float">
            <text:p>261.8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9.709" calcext:value-type="float">
            <text:p>129.709</text:p>
          </table:table-cell>
          <table:table-cell office:value-type="float" office:value="195.544" calcext:value-type="float">
            <text:p>195.544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3.426" calcext:value-type="float">
            <text:p>143.426</text:p>
          </table:table-cell>
          <table:table-cell office:value-type="float" office:value="195.87" calcext:value-type="float">
            <text:p>195.87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5.298" calcext:value-type="float">
            <text:p>135.298</text:p>
          </table:table-cell>
          <table:table-cell office:value-type="float" office:value="196.07" calcext:value-type="float">
            <text:p>196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3.113" calcext:value-type="float">
            <text:p>133.113</text:p>
          </table:table-cell>
          <table:table-cell office:value-type="float" office:value="196.07" calcext:value-type="float">
            <text:p>196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5.502" calcext:value-type="float">
            <text:p>115.502</text:p>
          </table:table-cell>
          <table:table-cell office:value-type="float" office:value="196.62" calcext:value-type="float">
            <text:p>196.62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3.605" calcext:value-type="float">
            <text:p>193.605</text:p>
          </table:table-cell>
          <table:table-cell office:value-type="float" office:value="196.99" calcext:value-type="float">
            <text:p>196.99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6.41" calcext:value-type="float">
            <text:p>136.41</text:p>
          </table:table-cell>
          <table:table-cell office:value-type="float" office:value="197.314" calcext:value-type="float">
            <text:p>197.314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20.969" calcext:value-type="float">
            <text:p>120.969</text:p>
          </table:table-cell>
          <table:table-cell office:value-type="float" office:value="197.615" calcext:value-type="float">
            <text:p>197.61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7.086" calcext:value-type="float">
            <text:p>137.086</text:p>
          </table:table-cell>
          <table:table-cell office:value-type="float" office:value="197.915" calcext:value-type="float">
            <text:p>197.91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2.964" calcext:value-type="float">
            <text:p>132.964</text:p>
          </table:table-cell>
          <table:table-cell office:value-type="float" office:value="198.215" calcext:value-type="float">
            <text:p>198.21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16.236" calcext:value-type="float">
            <text:p>116.236</text:p>
          </table:table-cell>
          <table:table-cell office:value-type="float" office:value="198.465" calcext:value-type="float">
            <text:p>198.46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0.346" calcext:value-type="float">
            <text:p>190.346</text:p>
          </table:table-cell>
          <table:table-cell office:value-type="float" office:value="198.765" calcext:value-type="float">
            <text:p>198.76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39.257" calcext:value-type="float">
            <text:p>139.257</text:p>
          </table:table-cell>
          <table:table-cell office:value-type="float" office:value="198.765" calcext:value-type="float">
            <text:p>198.765</text:p>
          </table:table-cell>
          <table:table-cell office:value-type="float" office:value="262.43" calcext:value-type="float">
            <text:p>262.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76.025" calcext:value-type="float">
            <text:p>176.025</text:p>
          </table:table-cell>
          <table:table-cell office:value-type="float" office:value="199.423" calcext:value-type="float">
            <text:p>199.423</text:p>
          </table:table-cell>
          <table:table-cell office:value-type="float" office:value="261.523" calcext:value-type="float">
            <text:p>261.5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199.746" calcext:value-type="float">
            <text:p>199.746</text:p>
          </table:table-cell>
          <table:table-cell office:value-type="float" office:value="261.363" calcext:value-type="float">
            <text:p>261.3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95.72" calcext:value-type="float">
            <text:p>195.72</text:p>
          </table:table-cell>
          <table:table-cell office:value-type="float" office:value="200.278" calcext:value-type="float">
            <text:p>200.278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0.735" calcext:value-type="float">
            <text:p>120.735</text:p>
          </table:table-cell>
          <table:table-cell office:value-type="float" office:value="201.078" calcext:value-type="float">
            <text:p>201.078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4.843" calcext:value-type="float">
            <text:p>124.843</text:p>
          </table:table-cell>
          <table:table-cell office:value-type="float" office:value="201.578" calcext:value-type="float">
            <text:p>201.578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2.799" calcext:value-type="float">
            <text:p>162.799</text:p>
          </table:table-cell>
          <table:table-cell office:value-type="float" office:value="201.972" calcext:value-type="float">
            <text:p>201.972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18.277" calcext:value-type="float">
            <text:p>118.277</text:p>
          </table:table-cell>
          <table:table-cell office:value-type="float" office:value="202.344" calcext:value-type="float">
            <text:p>202.344</text:p>
          </table:table-cell>
          <table:table-cell office:value-type="float" office:value="261.528" calcext:value-type="float">
            <text:p>261.5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72.999" calcext:value-type="float">
            <text:p>172.999</text:p>
          </table:table-cell>
          <table:table-cell office:value-type="float" office:value="203.144" calcext:value-type="float">
            <text:p>203.144</text:p>
          </table:table-cell>
          <table:table-cell office:value-type="float" office:value="261.53" calcext:value-type="float">
            <text:p>261.5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0.331" calcext:value-type="float">
            <text:p>120.331</text:p>
          </table:table-cell>
          <table:table-cell office:value-type="float" office:value="203.744" calcext:value-type="float">
            <text:p>203.744</text:p>
          </table:table-cell>
          <table:table-cell office:value-type="float" office:value="261.53" calcext:value-type="float">
            <text:p>261.5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4.275" calcext:value-type="float">
            <text:p>194.275</text:p>
          </table:table-cell>
          <table:table-cell office:value-type="float" office:value="203.944" calcext:value-type="float">
            <text:p>203.944</text:p>
          </table:table-cell>
          <table:table-cell office:value-type="float" office:value="261.533" calcext:value-type="float">
            <text:p>261.53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3.713" calcext:value-type="float">
            <text:p>123.713</text:p>
          </table:table-cell>
          <table:table-cell office:value-type="float" office:value="204.284" calcext:value-type="float">
            <text:p>204.284</text:p>
          </table:table-cell>
          <table:table-cell office:value-type="float" office:value="261.533" calcext:value-type="float">
            <text:p>261.53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8.019" calcext:value-type="float">
            <text:p>128.019</text:p>
          </table:table-cell>
          <table:table-cell office:value-type="float" office:value="204.284" calcext:value-type="float">
            <text:p>204.284</text:p>
          </table:table-cell>
          <table:table-cell office:value-type="float" office:value="261.533" calcext:value-type="float">
            <text:p>261.533</text:p>
          </table:table-cell>
          <table:table-cell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70" meta:object-count="0"/>
    <meta:generator>LibreOffice/4.2.8.2$Linux_X86_64 LibreOffice_project/420m0$Build-2</meta:generator>
  </office:meta>
</office:document-meta>
</file>